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styles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35in"/>
    </style:style>
    <style:style style:name="co2" style:family="table-column">
      <style:table-column-properties fo:break-before="auto" style:column-width="1.5535in"/>
    </style:style>
    <style:style style:name="co3" style:family="table-column">
      <style:table-column-properties fo:break-before="auto" style:column-width="1.648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75in"/>
    </style:style>
    <style:style style:name="co6" style:family="table-column">
      <style:table-column-properties fo:break-before="auto" style:column-width="1.2138in"/>
    </style:style>
    <style:style style:name="co7" style:family="table-column">
      <style:table-column-properties fo:break-before="auto" style:column-width="1.8602in"/>
    </style:style>
    <style:style style:name="co8" style:family="table-column">
      <style:table-column-properties fo:break-before="auto" style:column-width="2.0181in"/>
    </style:style>
    <style:style style:name="co9" style:family="table-column">
      <style:table-column-properties fo:break-before="auto" style:column-width="1.9075in"/>
    </style:style>
    <style:style style:name="co10" style:family="table-column">
      <style:table-column-properties fo:break-before="auto" style:column-width="1.498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I_5f_B_20__3d__20_100_20_uA">
      <style:table-properties table:display="true" style:writing-mode="lr-tb"/>
    </style:style>
    <style:style style:name="ta2" style:family="table" style:master-page-name="PageStyle_5f_I_5f_B_20__3d__20_50_20_uA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5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6" style:family="table-cell" style:parent-style-name="Default" style:data-style-name="N4">
      <style:table-cell-properties style:text-align-source="fix" style:repeat-content="false" style:rotation-align="none"/>
      <style:paragraph-properties fo:text-align="center" fo:margin-left="0in"/>
      <style:text-properties fo:color="#000000" style:text-outline="false" style:text-line-through-style="none" style:text-line-through-type="none" style:font-name="Aptos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 style:data-style-name="N169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 style:data-style-name="N168">
      <style:table-cell-properties style:text-align-source="fix" style:repeat-content="false"/>
      <style:paragraph-properties fo:text-align="center" fo:margin-left="0in"/>
    </style:style>
    <style:style style:name="gr1" style:family="graphic" style:parent-style-name="Default">
      <style:graphic-properties draw:stroke="none" svg:stroke-width="0in" draw:fill="none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ole-draw-aspect="1" loext:decorative="false"/>
      <style:paragraph-properties fo:text-align="start"/>
      <style:text-properties fo:font-size="18pt"/>
    </style:style>
    <style:style style:name="gr2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_B = 100 uA OL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column table:style-name="co1" table:number-columns-repeated="2" table:default-cell-style-name="ce2"/>
        <table:table-column table:style-name="co1" table:number-columns-repeated="16364" table:default-cell-style-name="Default"/>
        <table:table-row table:style-name="ro1">
          <table:table-cell/>
          <table:table-cell office:value-type="string" calcext:value-type="string">
            <text:p>TUTTO NEGATIVO COLIONI</text:p>
          </table:table-cell>
          <table:table-cell table:number-columns-repeated="16"/>
          <table:table-cell table:style-name="Default" table:number-columns-repeated="2"/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I_B</text:p>
          </table:table-cell>
          <table:table-cell table:style-name="ce1" office:value-type="string" calcext:value-type="string">
            <text:p>-0.10</text:p>
          </table:table-cell>
          <table:table-cell office:value-type="string" calcext:value-type="string">
            <text:p>mA</text:p>
          </table:table-cell>
          <table:table-cell table:number-columns-repeated="5"/>
          <table:table-cell office:value-type="string" calcext:value-type="string">
            <text:p>stiamo aspettando tipo 3 sec tra misura oscillo e multi</text:p>
          </table:table-cell>
          <table:table-cell table:number-columns-repeated="8"/>
          <table:table-cell table:style-name="Default" office:value-type="string" calcext:value-type="string">
            <text:p>CANE PORCO MAIALE ULTIJMA MISURA PEDDAVERO</text:p>
          </table:table-cell>
          <table:table-cell table:style-name="Default"/>
          <table:table-cell table:number-columns-repeated="16364"/>
        </table:table-row>
        <table:table-row table:style-name="ro1">
          <table:table-cell table:number-columns-repeated="18"/>
          <table:table-cell table:style-name="Default" office:value-type="string" calcext:value-type="string">
            <text:p>adesso lo stiamo facendo scaldare finché la corrente non è stabile</text:p>
          </table:table-cell>
          <table:table-cell table:style-name="Default"/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zero oscilloscopio:</text:p>
          </table:table-cell>
          <table:table-cell office:value-type="string" calcext:value-type="string">
            <text:p>settato con 1mV/div</text:p>
          </table:table-cell>
          <table:table-cell/>
          <table:table-cell office:value-type="string" calcext:value-type="string">
            <text:p>V/div</text:p>
          </table:table-cell>
          <table:table-cell table:number-columns-repeated="4"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table:number-columns-repeated="7"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table:number-columns-repeated="1636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8.6" calcext:value-type="float">
            <text:p>18.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.38" calcext:value-type="float">
            <text:p>20.38</text:p>
          </table:table-cell>
          <table:table-cell>
            <draw:frame table:end-cell-address="'I_B = 100 uA OLD'.S18" table:end-x="0.1894in" table:end-y="0.1339in" draw:z-index="3" draw:name="Grafico 5" draw:style-name="gr1" draw:text-style-name="P1" svg:width="5.576in" svg:height="2.8189in" svg:x="0.6343in" svg:y="0.0232in">
              <draw:object draw:notify-on-update-of-ranges="'I_B = 100 uA OLD'.T5:'I_B = 100 uA OLD'.T36 'I_B = 100 uA OLD'.U5:'I_B = 100 uA OLD'.U36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19.19" calcext:value-type="float">
            <text:p>19.1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19.97" calcext:value-type="float">
            <text:p>19.9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19.8" calcext:value-type="float">
            <text:p>19.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9.31" calcext:value-type="float">
            <text:p>19.3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office:value-type="float" office:value="19.96" calcext:value-type="float">
            <text:p>19.9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19.54" calcext:value-type="float">
            <text:p>19.5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9.41" calcext:value-type="float">
            <text:p>19.41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9.7" calcext:value-type="float">
            <text:p>19.7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19.17" calcext:value-type="float">
            <text:p>19.17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9.04" calcext:value-type="float">
            <text:p>19.0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9.45" calcext:value-type="float">
            <text:p>19.45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19.05" calcext:value-type="float">
            <text:p>19.05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.67" calcext:value-type="float">
            <text:p>18.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.38" calcext:value-type="float">
            <text:p>18.38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18.81" calcext:value-type="float">
            <text:p>18.81</text:p>
          </table:table-cell>
          <table:table-cell table:number-columns-repeated="16363"/>
        </table:table-row>
        <table:table-row table:style-name="ro1">
          <table:table-cell>
            <draw:frame table:end-cell-address="'I_B = 100 uA OLD'.E25" table:end-x="0.3791in" table:end-y="0.0138in" draw:z-index="1" draw:name="Grafico 3" draw:style-name="gr1" draw:text-style-name="P1" svg:width="5.5882in" svg:height="2.8051in" svg:x="0in" svg:y="0.1252in">
              <draw:object draw:notify-on-update-of-ranges="'I_B = 100 uA OLD'.K5:'I_B = 100 uA OLD'.K29 'I_B = 100 uA OLD'.L20:'I_B = 100 uA OLD'.L29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.34" calcext:value-type="float">
            <text:p>18.34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18.58" calcext:value-type="float">
            <text:p>18.58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7.73" calcext:value-type="float">
            <text:p>17.73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.66" calcext:value-type="float">
            <text:p>18.66</text:p>
          </table:table-cell>
          <table:table-cell table:number-columns-repeated="6"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18.4" calcext:value-type="float">
            <text:p>18.4</text:p>
          </table:table-cell>
          <table:table-cell table:number-columns-repeated="16363"/>
        </table:table-row>
        <table:table-row table:style-name="ro1">
          <table:table-cell table:number-columns-repeated="4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.67" calcext:value-type="float">
            <text:p>17.67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table:number-columns-repeated="7"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18.19" calcext:value-type="float">
            <text:p>18.19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8.05" calcext:value-type="float">
            <text:p>18.05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18.06" calcext:value-type="float">
            <text:p>18.0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.89" calcext:value-type="float">
            <text:p>17.89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7.81" calcext:value-type="float">
            <text:p>17.81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17.7" calcext:value-type="float">
            <text:p>17.7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17.65" calcext:value-type="float">
            <text:p>17.65</text:p>
          </table:table-cell>
          <table:table-cell table:number-columns-repeated="16363"/>
        </table:table-row>
        <table:table-row table:style-name="ro1">
          <table:table-cell table:number-columns-repeated="3"/>
          <table:table-cell>
            <draw:frame table:end-cell-address="'I_B = 100 uA OLD'.J30" table:end-x="0.4965in" table:end-y="0.1161in" draw:z-index="2" draw:name="Grafico 4" draw:style-name="gr1" draw:text-style-name="P1" svg:width="5.576in" svg:height="2.8189in" svg:x="0.9413in" svg:y="0.0055in">
              <draw:object draw:notify-on-update-of-ranges="'I_B = 100 uA OLD'.K5:'I_B = 100 uA OLD'.K31 'I_B = 100 uA OLD'.L5:'I_B = 100 uA OLD'.L31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17.51" calcext:value-type="float">
            <text:p>17.51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17.53" calcext:value-type="float">
            <text:p>17.53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17.36" calcext:value-type="float">
            <text:p>17.36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17.38" calcext:value-type="float">
            <text:p>17.38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17.22" calcext:value-type="float">
            <text:p>17.22</text:p>
          </table:table-cell>
          <table:table-cell table:number-columns-repeated="6"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17.25" calcext:value-type="float">
            <text:p>17.2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6.97" calcext:value-type="float">
            <text:p>16.97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17.14" calcext:value-type="float">
            <text:p>17.14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7.01" calcext:value-type="float">
            <text:p>17.0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6.91" calcext:value-type="float">
            <text:p>16.91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16.86" calcext:value-type="float">
            <text:p>16.8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6.72" calcext:value-type="float">
            <text:p>16.72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16.77" calcext:value-type="float">
            <text:p>16.77</text:p>
          </table:table-cell>
          <table:table-cell table:number-columns-repeated="16363"/>
        </table:table-row>
        <table:table-row table:style-name="ro1">
          <table:table-cell/>
          <table:table-cell>
            <draw:frame table:end-cell-address="'I_B = 100 uA OLD'.G38" table:end-x="0.1382in" table:end-y="0.0783in" draw:z-index="0" draw:name="Grafico 1" draw:style-name="gr1" draw:text-style-name="P1" svg:width="5.6843in" svg:height="2.7748in" svg:x="0.6665in" svg:y="0.1898in">
              <draw:object draw:notify-on-update-of-ranges="'I_B = 100 uA OLD'.F5:'I_B = 100 uA OLD'.F51 'I_B = 100 uA OLD'.G5:'I_B = 100 uA OLD'.G5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5.73" calcext:value-type="float">
            <text:p>15.73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16.45" calcext:value-type="float">
            <text:p>16.4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5.3" calcext:value-type="float">
            <text:p>15.3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6.19" calcext:value-type="float">
            <text:p>16.19</text:p>
          </table:table-cell>
          <table:table-cell table:number-columns-repeated="16363"/>
        </table:table-row>
        <table:table-row table:style-name="ro1">
          <table:table-cell table:number-columns-repeated="9"/>
          <table:table-cell table:style-name="ce2"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4.96" calcext:value-type="float">
            <text:p>14.96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table:number-columns-repeated="16363"/>
        </table:table-row>
        <table:table-row table:style-name="ro1">
          <table:table-cell table:number-columns-repeated="9"/>
          <table:table-cell table:style-name="ce2"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14.4" calcext:value-type="float">
            <text:p>14.4</text:p>
          </table:table-cell>
          <table:table-cell table:number-columns-repeated="6"/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15.2" calcext:value-type="float">
            <text:p>15.2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14.43" calcext:value-type="float">
            <text:p>14.4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15.13" calcext:value-type="float">
            <text:p>15.13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3.36" calcext:value-type="float">
            <text:p>13.36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.02" calcext:value-type="float">
            <text:p>11.02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11.56" calcext:value-type="float">
            <text:p>11.5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6.73" calcext:value-type="float">
            <text:p>6.73</text:p>
          </table:table-cell>
          <table:table-cell table:number-columns-repeated="6"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4.88" calcext:value-type="float">
            <text:p>4.88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2.94" calcext:value-type="float">
            <text:p>2.94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table:number-columns-repeated="7"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1.6" calcext:value-type="float">
            <text:p>1.6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6" calcext:value-type="float">
            <text:p>0.6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85" calcext:value-type="float">
            <text:p>0.85</text:p>
          </table:table-cell>
          <table:table-cell table:number-columns-repeated="16363"/>
        </table:table-row>
        <table:table-row table:style-name="ro1">
          <table:table-cell table:number-columns-repeated="9"/>
          <table:table-cell office:value-type="float" office:value="0.01" calcext:value-type="float">
            <text:p>0.01</text:p>
          </table:table-cell>
          <table:table-cell office:value-type="float" office:value="0.5" calcext:value-type="float">
            <text:p>0.5</text:p>
          </table:table-cell>
          <table:table-cell table:number-columns-repeated="7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table:number-columns-repeated="16363"/>
        </table:table-row>
      </table:table>
      <table:table table:name="I_B = 50 uA OLD" table:style-name="ta2">
        <office:forms form:automatic-focus="false" form:apply-design-mode="false"/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number-columns-repeated="3" table:default-cell-style-name="ce2"/>
        <table:table-column table:style-name="co1" table:number-columns-repeated="16376" table:default-cell-style-name="Default"/>
        <table:table-row table:style-name="ro1" table:number-rows-repeated="5">
          <table:table-cell/>
          <table:table-cell table:style-name="Default" table:number-columns-repeated="2"/>
          <table:table-cell table:number-columns-repeated="2"/>
          <table:table-cell table:style-name="Default" table:number-columns-repeated="3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office:value-type="string" calcext:value-type="string">
            <text:p>amper (mA)</text:p>
          </table:table-cell>
          <table:table-cell/>
          <table:table-cell office:value-type="string" calcext:value-type="string">
            <text:p>V/div</text:p>
          </table:table-cell>
          <table:table-cell office:value-type="string" calcext:value-type="string">
            <text:p>oscillo (V)</text:p>
          </table:table-cell>
          <table:table-cell table:style-name="Default" office:value-type="string" calcext:value-type="string">
            <text:p>amper (mA)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93" calcext:value-type="float">
            <text:p>9.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.78" calcext:value-type="float">
            <text:p>9.7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9.82" calcext:value-type="float">
            <text:p>9.8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9.71" calcext:value-type="float">
            <text:p>9.7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office:value-type="float" office:value="9.58" calcext:value-type="float">
            <text:p>9.5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9.62" calcext:value-type="float">
            <text:p>9.6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8" calcext:value-type="float">
            <text:p>2.8</text:p>
          </table:table-cell>
          <table:table-cell office:value-type="float" office:value="9.48" calcext:value-type="float">
            <text:p>9.4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9.47" calcext:value-type="float">
            <text:p>9.47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.4" calcext:value-type="float">
            <text:p>2.4</text:p>
          </table:table-cell>
          <table:table-cell office:value-type="float" office:value="9.31" calcext:value-type="float">
            <text:p>9.3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.31" calcext:value-type="float">
            <text:p>9.3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float" office:value="9.15" calcext:value-type="float">
            <text:p>9.15</text:p>
          </table:table-cell>
          <table:table-cell table:number-columns-repeated="16376"/>
        </table:table-row>
        <table:table-row table:style-name="ro1">
          <table:table-cell>
            <draw:frame table:end-cell-address="'I_B = 50 uA OLD'.F27" table:end-x="0.4858in" table:end-y="0.0858in" draw:z-index="0" draw:name="Grafico 1" draw:style-name="gr1" draw:text-style-name="P1" svg:width="5.5031in" svg:height="2.8606in" svg:x="0in" svg:y="0.1417in">
              <draw:object draw:notify-on-update-of-ranges="'I_B = 50 uA OLD'.C7:'I_B = 50 uA OLD'.C38 'I_B = 50 uA OLD'.D7:'I_B = 50 uA OLD'.D38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9.21" calcext:value-type="float">
            <text:p>9.2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8" calcext:value-type="float">
            <text:p>1.8</text:p>
          </table:table-cell>
          <table:table-cell office:value-type="float" office:value="9.05" calcext:value-type="float">
            <text:p>9.05</text:p>
          </table:table-cell>
          <table:table-cell>
            <draw:frame table:end-cell-address="'I_B = 50 uA OLD'.O27" table:end-x="0.1685in" table:end-y="0.0465in" draw:z-index="1" draw:name="Grafico 2" draw:style-name="gr1" draw:text-style-name="P1" svg:width="5.6035in" svg:height="2.8606in" svg:x="0.5854in" svg:y="0.1024in">
              <draw:object draw:notify-on-update-of-ranges="'I_B = 50 uA OLD'.G7:'I_B = 50 uA OLD'.G38 'I_B = 50 uA OLD'.H7:'I_B = 50 uA OLD'.H38" xlink:href="./Object 6" xlink:type="simple" xlink:show="embed" xlink:actuate="onLoad">
                <lo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6375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9.12" calcext:value-type="float">
            <text:p>9.1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6" calcext:value-type="float">
            <text:p>1.6</text:p>
          </table:table-cell>
          <table:table-cell office:value-type="float" office:value="8.98" calcext:value-type="float">
            <text:p>8.9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9.05" calcext:value-type="float">
            <text:p>9.0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.4" calcext:value-type="float">
            <text:p>1.4</text:p>
          </table:table-cell>
          <table:table-cell office:value-type="float" office:value="8.91" calcext:value-type="float">
            <text:p>8.9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8.98" calcext:value-type="float">
            <text:p>8.9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.2" calcext:value-type="float">
            <text:p>1.2</text:p>
          </table:table-cell>
          <table:table-cell office:value-type="float" office:value="8.86" calcext:value-type="float">
            <text:p>8.8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8.88" calcext:value-type="float">
            <text:p>8.8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8.77" calcext:value-type="float">
            <text:p>8.77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8.82" calcext:value-type="float">
            <text:p>8.82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92" calcext:value-type="float">
            <text:p>0.92</text:p>
          </table:table-cell>
          <table:table-cell office:value-type="float" office:value="8.72" calcext:value-type="float">
            <text:p>8.7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8.78" calcext:value-type="float">
            <text:p>8.7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84" calcext:value-type="float">
            <text:p>0.84</text:p>
          </table:table-cell>
          <table:table-cell office:value-type="float" office:value="8.68" calcext:value-type="float">
            <text:p>8.6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8.73" calcext:value-type="float">
            <text:p>8.73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76" calcext:value-type="float">
            <text:p>0.76</text:p>
          </table:table-cell>
          <table:table-cell office:value-type="float" office:value="8.62" calcext:value-type="float">
            <text:p>8.6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8.68" calcext:value-type="float">
            <text:p>8.68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68" calcext:value-type="float">
            <text:p>0.68</text:p>
          </table:table-cell>
          <table:table-cell office:value-type="float" office:value="8.58" calcext:value-type="float">
            <text:p>8.5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8.66" calcext:value-type="float">
            <text:p>8.66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8.55" calcext:value-type="float">
            <text:p>8.5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8.59" calcext:value-type="float">
            <text:p>8.59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6" calcext:value-type="float">
            <text:p>0.56</text:p>
          </table:table-cell>
          <table:table-cell office:value-type="float" office:value="8.51" calcext:value-type="float">
            <text:p>8.5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8.57" calcext:value-type="float">
            <text:p>8.57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52" calcext:value-type="float">
            <text:p>0.52</text:p>
          </table:table-cell>
          <table:table-cell office:value-type="float" office:value="8.49" calcext:value-type="float">
            <text:p>8.49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8.55" calcext:value-type="float">
            <text:p>8.55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float" office:value="0.48" calcext:value-type="float">
            <text:p>0.48</text:p>
          </table:table-cell>
          <table:table-cell office:value-type="float" office:value="8.46" calcext:value-type="float">
            <text:p>8.4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8.42" calcext:value-type="float">
            <text:p>8.4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8.38" calcext:value-type="float">
            <text:p>8.3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6" calcext:value-type="float">
            <text:p>0.36</text:p>
          </table:table-cell>
          <table:table-cell office:value-type="float" office:value="8.33" calcext:value-type="float">
            <text:p>8.33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0.32" calcext:value-type="float">
            <text:p>0.32</text:p>
          </table:table-cell>
          <table:table-cell office:value-type="float" office:value="8.24" calcext:value-type="float">
            <text:p>8.24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office:value-type="float" office:value="8.22" calcext:value-type="float">
            <text:p>8.2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7.86" calcext:value-type="float">
            <text:p>7.8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2" calcext:value-type="float">
            <text:p>0.2</text:p>
          </table:table-cell>
          <table:table-cell office:value-type="float" office:value="6.66" calcext:value-type="float">
            <text:p>6.66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3.95" calcext:value-type="float">
            <text:p>3.95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12" calcext:value-type="float">
            <text:p>0.12</text:p>
          </table:table-cell>
          <table:table-cell office:value-type="float" office:value="2.62" calcext:value-type="float">
            <text:p>2.6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table:number-columns-repeated="2"/>
          <table:table-cell office:value-type="float" office:value="0.02" calcext:value-type="float">
            <text:p>0.02</text:p>
          </table:table-cell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table:number-columns-repeated="16376"/>
        </table:table-row>
        <table:table-row table:style-name="ro1">
          <table:table-cell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table:number-columns-repeated="2"/>
          <table:table-cell office:value-type="float" office:value="0.01" calcext:value-type="float">
            <text:p>0.01</text:p>
          </table:table-cell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table:number-columns-repeated="16376"/>
        </table:table-row>
      </table:table>
      <table:table table:name="I_B = 100 uA ANALISI" table:style-name="ta3">
        <office:forms form:automatic-focus="false" form:apply-design-mode="false"/>
        <table:shapes>
          <draw:frame draw:z-index="0" draw:style-name="gr2" draw:text-style-name="P2" svg:width="6.2988in" svg:height="3.5429in" svg:x="10.6232in" svg:y="2.2335in">
            <draw:object draw:notify-on-update-of-ranges="'I_B = 100 uA ANALISI'.D10:'I_B = 100 uA ANALISI'.D41 'I_B = 100 uA ANALISI'.E10:'I_B = 100 uA ANALISI'.E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4" table:number-columns-repeated="3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6377" table:default-cell-style-name="ce3"/>
        <table:table-row table:style-name="ro1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V/div zero</text:p>
          </table:table-cell>
          <table:table-cell office:value-type="float" office:value="0.001" calcext:value-type="float">
            <text:p>0.001</text:p>
          </table:table-cell>
          <table:table-cell table:number-columns-repeated="16379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errore sullo zero (V)</text:p>
          </table:table-cell>
          <table:table-cell table:formula="of:=0.5*[.E2]/5" office:value-type="float" office:value="0.0001" calcext:value-type="float">
            <text:p>0.0001</text:p>
          </table:table-cell>
          <table:table-cell/>
          <table:table-cell office:value-type="string" calcext:value-type="string">
            <text:p>costante err digits (mA)</text:p>
          </table:table-cell>
          <table:table-cell office:value-type="float" office:value="0.03" calcext:value-type="float">
            <text:p>0.03</text:p>
          </table:table-cell>
          <table:table-cell table:number-columns-repeated="2"/>
          <table:table-cell table:style-name="ce20" office:value-type="string" calcext:value-type="string">
            <text:p>I_B (mA)</text:p>
          </table:table-cell>
          <table:table-cell table:style-name="ce20" office:value-type="string" calcext:value-type="string">
            <text:p>Errore I_B</text:p>
          </table:table-cell>
          <table:table-cell table:style-name="Default"/>
          <table:table-cell table:number-columns-repeated="16371"/>
        </table:table-row>
        <table:table-row table:style-name="ro1">
          <table:table-cell table:number-columns-repeated="2"/>
          <table:table-cell table:style-name="ce4" table:number-columns-repeated="2"/>
          <table:table-cell table:number-columns-repeated="6"/>
          <table:table-cell table:style-name="ce1" office:value-type="string" calcext:value-type="string">
            <text:p>-0.10</text:p>
          </table:table-cell>
          <table:table-cell table:formula="of:=ROUND(ABS([.K4])*[.H5];2)+[.H3]" office:value-type="float" office:value="0.03" calcext:value-type="float">
            <text:p>0.03</text:p>
          </table:table-cell>
          <table:table-cell table:number-columns-repeated="16372"/>
        </table:table-row>
        <table:table-row table:style-name="ro1">
          <table:table-cell table:number-columns-repeated="2"/>
          <table:table-cell table:style-name="ce4"/>
          <table:table-cell table:style-name="ce4" office:value-type="string" calcext:value-type="string">
            <text:p>errore costruttore (%)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errore costr (%)</text:p>
          </table:table-cell>
          <table:table-cell office:value-type="float" office:value="0.01" calcext:value-type="float">
            <text:p>0.01</text:p>
          </table:table-cell>
          <table:table-cell table:number-columns-repeated="16376"/>
        </table:table-row>
        <table:table-row table:style-name="ro1" table:number-rows-repeated="3">
          <table:table-cell table:number-columns-repeated="2"/>
          <table:table-cell table:style-name="ce4" table:number-columns-repeated="2"/>
          <table:table-cell table:number-columns-repeated="16380"/>
        </table:table-row>
        <table:table-row table:style-name="ro1">
          <table:table-cell table:number-columns-repeated="2"/>
          <table:table-cell table:style-name="ce5" office:value-type="string" calcext:value-type="string">
            <text:p>V/div</text:p>
          </table:table-cell>
          <table:table-cell table:style-name="ce5" office:value-type="string" calcext:value-type="string">
            <text:p>oscillo (V)</text:p>
          </table:table-cell>
          <table:table-cell table:style-name="ce7" office:value-type="string" calcext:value-type="string">
            <text:p>I_C (mA)</text:p>
          </table:table-cell>
          <table:table-cell table:style-name="ce7" office:value-type="string" calcext:value-type="string">
            <text:p>errore Oscillo (V)</text:p>
          </table:table-cell>
          <table:table-cell table:style-name="ce7" office:value-type="string" calcext:value-type="string">
            <text:p>errore multi <text:s/>(mA)</text:p>
          </table:table-cell>
          <table:table-cell table:style-name="ce7" table:number-columns-repeated="3"/>
          <table:table-cell table:number-columns-repeated="16374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4" calcext:value-type="float">
            <text:p>4.00</text:p>
          </table:table-cell>
          <table:table-cell table:style-name="ce8" office:value-type="float" office:value="20.1" calcext:value-type="float">
            <text:p>20.10</text:p>
          </table:table-cell>
          <table:table-cell table:style-name="ce9" table:formula="of:=SQRT((0.5*[.C10]/5)^2+[.$E$3]^2 + ([.D10]*[.$E$5])^2)" office:value-type="float" office:value="0.15620502552735" calcext:value-type="float">
            <text:p>0.1562</text:p>
          </table:table-cell>
          <table:table-cell table:style-name="ce8" table:formula="of:=ROUND([.E10]*[.$H$5]; 2) + [.$H$3]" office:value-type="float" office:value="0.23" calcext:value-type="float">
            <text:p>0.23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6" calcext:value-type="float">
            <text:p>3.60</text:p>
          </table:table-cell>
          <table:table-cell table:style-name="ce8" office:value-type="float" office:value="19.8" calcext:value-type="float">
            <text:p>19.80</text:p>
          </table:table-cell>
          <table:table-cell table:style-name="ce9" table:formula="of:=SQRT((0.5*[.C11]/5)^2+[.$E$3]^2 + ([.D11]*[.$E$5])^2)" office:value-type="float" office:value="0.14718698991419" calcext:value-type="float">
            <text:p>0.1472</text:p>
          </table:table-cell>
          <table:table-cell table:style-name="ce8" table:formula="of:=ROUND([.E11]*[.$H$5]; 2) + [.$H$3]" office:value-type="float" office:value="0.23" calcext:value-type="float">
            <text:p>0.23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2" calcext:value-type="float">
            <text:p>3.20</text:p>
          </table:table-cell>
          <table:table-cell table:style-name="ce8" office:value-type="float" office:value="19.54" calcext:value-type="float">
            <text:p>19.54</text:p>
          </table:table-cell>
          <table:table-cell table:style-name="ce9" table:formula="of:=SQRT((0.5*[.C12]/5)^2+[.$E$3]^2 + ([.D12]*[.$E$5])^2)" office:value-type="float" office:value="0.138621823678669" calcext:value-type="float">
            <text:p>0.1386</text:p>
          </table:table-cell>
          <table:table-cell table:style-name="ce8" table:formula="of:=ROUND([.E12]*[.$H$5]; 2) + [.$H$3]" office:value-type="float" office:value="0.23" calcext:value-type="float">
            <text:p>0.23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8" calcext:value-type="float">
            <text:p>2.80</text:p>
          </table:table-cell>
          <table:table-cell table:style-name="ce8" office:value-type="float" office:value="19.17" calcext:value-type="float">
            <text:p>19.17</text:p>
          </table:table-cell>
          <table:table-cell table:style-name="ce9" table:formula="of:=SQRT((0.5*[.C13]/5)^2+[.$E$3]^2 + ([.D13]*[.$E$5])^2)" office:value-type="float" office:value="0.0977548464271721" calcext:value-type="float">
            <text:p>0.0978</text:p>
          </table:table-cell>
          <table:table-cell table:style-name="ce8" table:formula="of:=ROUND([.E13]*[.$H$5]; 2) + [.$H$3]" office:value-type="float" office:value="0.22" calcext:value-type="float">
            <text:p>0.2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4" calcext:value-type="float">
            <text:p>2.40</text:p>
          </table:table-cell>
          <table:table-cell table:style-name="ce8" office:value-type="float" office:value="19.05" calcext:value-type="float">
            <text:p>19.05</text:p>
          </table:table-cell>
          <table:table-cell table:style-name="ce9" table:formula="of:=SQRT((0.5*[.C14]/5)^2+[.$E$3]^2 + ([.D14]*[.$E$5])^2)" office:value-type="float" office:value="0.0876584850428069" calcext:value-type="float">
            <text:p>0.0877</text:p>
          </table:table-cell>
          <table:table-cell table:style-name="ce8" table:formula="of:=ROUND([.E14]*[.$H$5]; 2) + [.$H$3]" office:value-type="float" office:value="0.22" calcext:value-type="float">
            <text:p>0.2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" calcext:value-type="float">
            <text:p>2.00</text:p>
          </table:table-cell>
          <table:table-cell table:style-name="ce8" office:value-type="float" office:value="18.81" calcext:value-type="float">
            <text:p>18.81</text:p>
          </table:table-cell>
          <table:table-cell table:style-name="ce9" table:formula="of:=SQRT((0.5*[.C15]/5)^2+[.$E$3]^2 + ([.D15]*[.$E$5])^2)" office:value-type="float" office:value="0.0781025607774803" calcext:value-type="float">
            <text:p>0.0781</text:p>
          </table:table-cell>
          <table:table-cell table:style-name="ce8" table:formula="of:=ROUND([.E15]*[.$H$5]; 2) + [.$H$3]" office:value-type="float" office:value="0.22" calcext:value-type="float">
            <text:p>0.2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8" calcext:value-type="float">
            <text:p>1.80</text:p>
          </table:table-cell>
          <table:table-cell table:style-name="ce8" office:value-type="float" office:value="18.58" calcext:value-type="float">
            <text:p>18.58</text:p>
          </table:table-cell>
          <table:table-cell table:style-name="ce9" table:formula="of:=SQRT((0.5*[.C16]/5)^2+[.$E$3]^2 + ([.D16]*[.$E$5])^2)" office:value-type="float" office:value="0.0735935459126682" calcext:value-type="float">
            <text:p>0.0736</text:p>
          </table:table-cell>
          <table:table-cell table:style-name="ce8" table:formula="of:=ROUND([.E16]*[.$H$5]; 2) + [.$H$3]" office:value-type="float" office:value="0.22" calcext:value-type="float">
            <text:p>0.22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6" calcext:value-type="float">
            <text:p>1.60</text:p>
          </table:table-cell>
          <table:table-cell table:style-name="ce8" office:value-type="float" office:value="18.4" calcext:value-type="float">
            <text:p>18.40</text:p>
          </table:table-cell>
          <table:table-cell table:style-name="ce9" table:formula="of:=SQRT((0.5*[.C17]/5)^2+[.$E$3]^2 + ([.D17]*[.$E$5])^2)" office:value-type="float" office:value="0.0693109659433484" calcext:value-type="float">
            <text:p>0.0693</text:p>
          </table:table-cell>
          <table:table-cell table:style-name="ce8" table:formula="of:=ROUND([.E17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4" calcext:value-type="float">
            <text:p>1.40</text:p>
          </table:table-cell>
          <table:table-cell table:style-name="ce8" office:value-type="float" office:value="18.19" calcext:value-type="float">
            <text:p>18.19</text:p>
          </table:table-cell>
          <table:table-cell table:style-name="ce9" table:formula="of:=SQRT((0.5*[.C18]/5)^2+[.$E$3]^2 + ([.D18]*[.$E$5])^2)" office:value-type="float" office:value="0.0652993874396996" calcext:value-type="float">
            <text:p>0.0653</text:p>
          </table:table-cell>
          <table:table-cell table:style-name="ce8" table:formula="of:=ROUND([.E18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.2" calcext:value-type="float">
            <text:p>1.20</text:p>
          </table:table-cell>
          <table:table-cell table:style-name="ce8" office:value-type="float" office:value="18.06" calcext:value-type="float">
            <text:p>18.06</text:p>
          </table:table-cell>
          <table:table-cell table:style-name="ce9" table:formula="of:=SQRT((0.5*[.C19]/5)^2+[.$E$3]^2 + ([.D19]*[.$E$5])^2)" office:value-type="float" office:value="0.0411826419745018" calcext:value-type="float">
            <text:p>0.0412</text:p>
          </table:table-cell>
          <table:table-cell table:style-name="ce8" table:formula="of:=ROUND([.E19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" calcext:value-type="float">
            <text:p>1.00</text:p>
          </table:table-cell>
          <table:table-cell table:style-name="ce8" office:value-type="float" office:value="17.81" calcext:value-type="float">
            <text:p>17.81</text:p>
          </table:table-cell>
          <table:table-cell table:style-name="ce9" table:formula="of:=SQRT((0.5*[.C20]/5)^2+[.$E$3]^2 + ([.D20]*[.$E$5])^2)" office:value-type="float" office:value="0.0360556514294223" calcext:value-type="float">
            <text:p>0.0361</text:p>
          </table:table-cell>
          <table:table-cell table:style-name="ce8" table:formula="of:=ROUND([.E20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92" calcext:value-type="float">
            <text:p>0.92</text:p>
          </table:table-cell>
          <table:table-cell table:style-name="ce8" office:value-type="float" office:value="17.65" calcext:value-type="float">
            <text:p>17.65</text:p>
          </table:table-cell>
          <table:table-cell table:style-name="ce9" table:formula="of:=SQRT((0.5*[.C21]/5)^2+[.$E$3]^2 + ([.D21]*[.$E$5])^2)" office:value-type="float" office:value="0.0340847473219327" calcext:value-type="float">
            <text:p>0.0341</text:p>
          </table:table-cell>
          <table:table-cell table:style-name="ce8" table:formula="of:=ROUND([.E21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84" calcext:value-type="float">
            <text:p>0.84</text:p>
          </table:table-cell>
          <table:table-cell table:style-name="ce8" office:value-type="float" office:value="17.53" calcext:value-type="float">
            <text:p>17.53</text:p>
          </table:table-cell>
          <table:table-cell table:style-name="ce9" table:formula="of:=SQRT((0.5*[.C22]/5)^2+[.$E$3]^2 + ([.D22]*[.$E$5])^2)" office:value-type="float" office:value="0.0321721929622461" calcext:value-type="float">
            <text:p>0.0322</text:p>
          </table:table-cell>
          <table:table-cell table:style-name="ce8" table:formula="of:=ROUND([.E22]*[.$H$5]; 2) + [.$H$3]" office:value-type="float" office:value="0.21" calcext:value-type="float">
            <text:p>0.21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76" calcext:value-type="float">
            <text:p>0.76</text:p>
          </table:table-cell>
          <table:table-cell table:style-name="ce8" office:value-type="float" office:value="17.38" calcext:value-type="float">
            <text:p>17.38</text:p>
          </table:table-cell>
          <table:table-cell table:style-name="ce9" table:formula="of:=SQRT((0.5*[.C23]/5)^2+[.$E$3]^2 + ([.D23]*[.$E$5])^2)" office:value-type="float" office:value="0.0303290289986343" calcext:value-type="float">
            <text:p>0.0303</text:p>
          </table:table-cell>
          <table:table-cell table:style-name="ce8" table:formula="of:=ROUND([.E23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68" calcext:value-type="float">
            <text:p>0.68</text:p>
          </table:table-cell>
          <table:table-cell table:style-name="ce8" office:value-type="float" office:value="17.25" calcext:value-type="float">
            <text:p>17.25</text:p>
          </table:table-cell>
          <table:table-cell table:style-name="ce9" table:formula="of:=SQRT((0.5*[.C24]/5)^2+[.$E$3]^2 + ([.D24]*[.$E$5])^2)" office:value-type="float" office:value="0.0285686891543872" calcext:value-type="float">
            <text:p>0.0286</text:p>
          </table:table-cell>
          <table:table-cell table:style-name="ce8" table:formula="of:=ROUND([.E24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6" calcext:value-type="float">
            <text:p>0.60</text:p>
          </table:table-cell>
          <table:table-cell table:style-name="ce8" office:value-type="float" office:value="17.14" calcext:value-type="float">
            <text:p>17.14</text:p>
          </table:table-cell>
          <table:table-cell table:style-name="ce9" table:formula="of:=SQRT((0.5*[.C25]/5)^2+[.$E$3]^2 + ([.D25]*[.$E$5])^2)" office:value-type="float" office:value="0.0205915031020079" calcext:value-type="float">
            <text:p>0.0206</text:p>
          </table:table-cell>
          <table:table-cell table:style-name="ce8" table:formula="of:=ROUND([.E25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6" calcext:value-type="float">
            <text:p>0.56</text:p>
          </table:table-cell>
          <table:table-cell table:style-name="ce8" office:value-type="float" office:value="17" calcext:value-type="float">
            <text:p>17.00</text:p>
          </table:table-cell>
          <table:table-cell table:style-name="ce9" table:formula="of:=SQRT((0.5*[.C26]/5)^2+[.$E$3]^2 + ([.D26]*[.$E$5])^2)" office:value-type="float" office:value="0.0195512147960172" calcext:value-type="float">
            <text:p>0.0196</text:p>
          </table:table-cell>
          <table:table-cell table:style-name="ce8" table:formula="of:=ROUND([.E26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2" calcext:value-type="float">
            <text:p>0.52</text:p>
          </table:table-cell>
          <table:table-cell table:style-name="ce8" office:value-type="float" office:value="16.86" calcext:value-type="float">
            <text:p>16.86</text:p>
          </table:table-cell>
          <table:table-cell table:style-name="ce9" table:formula="of:=SQRT((0.5*[.C27]/5)^2+[.$E$3]^2 + ([.D27]*[.$E$5])^2)" office:value-type="float" office:value="0.0185302455461335" calcext:value-type="float">
            <text:p>0.0185</text:p>
          </table:table-cell>
          <table:table-cell table:style-name="ce8" table:formula="of:=ROUND([.E27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8" calcext:value-type="float">
            <text:p>0.48</text:p>
          </table:table-cell>
          <table:table-cell table:style-name="ce8" office:value-type="float" office:value="16.77" calcext:value-type="float">
            <text:p>16.77</text:p>
          </table:table-cell>
          <table:table-cell table:style-name="ce9" table:formula="of:=SQRT((0.5*[.C28]/5)^2+[.$E$3]^2 + ([.D28]*[.$E$5])^2)" office:value-type="float" office:value="0.0175319707962339" calcext:value-type="float">
            <text:p>0.0175</text:p>
          </table:table-cell>
          <table:table-cell table:style-name="ce8" table:formula="of:=ROUND([.E28]*[.$H$5]; 2) + [.$H$3]" office:value-type="float" office:value="0.2" calcext:value-type="float">
            <text:p>0.2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4" calcext:value-type="float">
            <text:p>0.44</text:p>
          </table:table-cell>
          <table:table-cell table:style-name="ce8" office:value-type="float" office:value="16.45" calcext:value-type="float">
            <text:p>16.45</text:p>
          </table:table-cell>
          <table:table-cell table:style-name="ce9" table:formula="of:=SQRT((0.5*[.C29]/5)^2+[.$E$3]^2 + ([.D29]*[.$E$5])^2)" office:value-type="float" office:value="0.0165604951616792" calcext:value-type="float">
            <text:p>0.0166</text:p>
          </table:table-cell>
          <table:table-cell table:style-name="ce8" table:formula="of:=ROUND([.E29]*[.$H$5]; 2) + [.$H$3]" office:value-type="float" office:value="0.19" calcext:value-type="float">
            <text:p>0.19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" calcext:value-type="float">
            <text:p>0.40</text:p>
          </table:table-cell>
          <table:table-cell table:style-name="ce8" office:value-type="float" office:value="16.19" calcext:value-type="float">
            <text:p>16.19</text:p>
          </table:table-cell>
          <table:table-cell table:style-name="ce9" table:formula="of:=SQRT((0.5*[.C30]/5)^2+[.$E$3]^2 + ([.D30]*[.$E$5])^2)" office:value-type="float" office:value="0.0156208194407336" calcext:value-type="float">
            <text:p>0.0156</text:p>
          </table:table-cell>
          <table:table-cell table:style-name="ce8" table:formula="of:=ROUND([.E30]*[.$H$5]; 2) + [.$H$3]" office:value-type="float" office:value="0.19" calcext:value-type="float">
            <text:p>0.19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6" calcext:value-type="float">
            <text:p>0.36</text:p>
          </table:table-cell>
          <table:table-cell table:style-name="ce8" office:value-type="float" office:value="15.83" calcext:value-type="float">
            <text:p>15.83</text:p>
          </table:table-cell>
          <table:table-cell table:style-name="ce9" table:formula="of:=SQRT((0.5*[.C31]/5)^2+[.$E$3]^2 + ([.D31]*[.$E$5])^2)" office:value-type="float" office:value="0.014719035294475" calcext:value-type="float">
            <text:p>0.0147</text:p>
          </table:table-cell>
          <table:table-cell table:style-name="ce8" table:formula="of:=ROUND([.E31]*[.$H$5]; 2) + [.$H$3]" office:value-type="float" office:value="0.19" calcext:value-type="float">
            <text:p>0.19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2" calcext:value-type="float">
            <text:p>0.32</text:p>
          </table:table-cell>
          <table:table-cell table:style-name="ce8" office:value-type="float" office:value="15.2" calcext:value-type="float">
            <text:p>15.20</text:p>
          </table:table-cell>
          <table:table-cell table:style-name="ce9" table:formula="of:=SQRT((0.5*[.C32]/5)^2+[.$E$3]^2 + ([.D32]*[.$E$5])^2)" office:value-type="float" office:value="0.0138625394498988" calcext:value-type="float">
            <text:p>0.0139</text:p>
          </table:table-cell>
          <table:table-cell table:style-name="ce8" table:formula="of:=ROUND([.E32]*[.$H$5]; 2) + [.$H$3]" office:value-type="float" office:value="0.18" calcext:value-type="float">
            <text:p>0.18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3" calcext:value-type="float">
            <text:p>0.30</text:p>
          </table:table-cell>
          <table:table-cell table:style-name="ce8" office:value-type="float" office:value="15.13" calcext:value-type="float">
            <text:p>15.13</text:p>
          </table:table-cell>
          <table:table-cell table:style-name="ce9" table:formula="of:=SQRT((0.5*[.C33]/5)^2+[.$E$3]^2 + ([.D33]*[.$E$5])^2)" office:value-type="float" office:value="0.0102961157724649" calcext:value-type="float">
            <text:p>0.0103</text:p>
          </table:table-cell>
          <table:table-cell table:style-name="ce8" table:formula="of:=ROUND([.E33]*[.$H$5]; 2) + [.$H$3]" office:value-type="float" office:value="0.18" calcext:value-type="float">
            <text:p>0.18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5" calcext:value-type="float">
            <text:p>0.25</text:p>
          </table:table-cell>
          <table:table-cell table:style-name="ce8" office:value-type="float" office:value="14" calcext:value-type="float">
            <text:p>14.00</text:p>
          </table:table-cell>
          <table:table-cell table:style-name="ce9" table:formula="of:=SQRT((0.5*[.C34]/5)^2+[.$E$3]^2 + ([.D34]*[.$E$5])^2)" office:value-type="float" office:value="0.00901443287178955" calcext:value-type="float">
            <text:p>0.0090</text:p>
          </table:table-cell>
          <table:table-cell table:style-name="ce8" table:formula="of:=ROUND([.E34]*[.$H$5]; 2) + [.$H$3]" office:value-type="float" office:value="0.17" calcext:value-type="float">
            <text:p>0.17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" calcext:value-type="float">
            <text:p>0.20</text:p>
          </table:table-cell>
          <table:table-cell table:style-name="ce8" office:value-type="float" office:value="11.56" calcext:value-type="float">
            <text:p>11.56</text:p>
          </table:table-cell>
          <table:table-cell table:style-name="ce9" table:formula="of:=SQRT((0.5*[.C35]/5)^2+[.$E$3]^2 + ([.D35]*[.$E$5])^2)" office:value-type="float" office:value="0.0078108898340714" calcext:value-type="float">
            <text:p>0.0078</text:p>
          </table:table-cell>
          <table:table-cell table:style-name="ce8" table:formula="of:=ROUND([.E35]*[.$H$5]; 2) + [.$H$3]" office:value-type="float" office:value="0.15" calcext:value-type="float">
            <text:p>0.1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5" calcext:value-type="float">
            <text:p>0.15</text:p>
          </table:table-cell>
          <table:table-cell table:style-name="ce8" office:value-type="float" office:value="7" calcext:value-type="float">
            <text:p>7.00</text:p>
          </table:table-cell>
          <table:table-cell table:style-name="ce9" table:formula="of:=SQRT((0.5*[.C36]/5)^2+[.$E$3]^2 + ([.D36]*[.$E$5])^2)" office:value-type="float" office:value="0.00672755527662166" calcext:value-type="float">
            <text:p>0.0067</text:p>
          </table:table-cell>
          <table:table-cell table:style-name="ce8" table:formula="of:=ROUND([.E36]*[.$H$5]; 2) + [.$H$3]" office:value-type="float" office:value="0.1" calcext:value-type="float">
            <text:p>0.10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2" calcext:value-type="float">
            <text:p>0.12</text:p>
          </table:table-cell>
          <table:table-cell table:style-name="ce8" office:value-type="float" office:value="4.88" calcext:value-type="float">
            <text:p>4.88</text:p>
          </table:table-cell>
          <table:table-cell table:style-name="ce9" table:formula="of:=SQRT((0.5*[.C37]/5)^2+[.$E$3]^2 + ([.D37]*[.$E$5])^2)" office:value-type="float" office:value="0.0041194659848092" calcext:value-type="float">
            <text:p>0.0041</text:p>
          </table:table-cell>
          <table:table-cell table:style-name="ce8" table:formula="of:=ROUND([.E37]*[.$H$5]; 2) + [.$H$3]" office:value-type="float" office:value="0.08" calcext:value-type="float">
            <text:p>0.08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" calcext:value-type="float">
            <text:p>0.10</text:p>
          </table:table-cell>
          <table:table-cell table:style-name="ce8" office:value-type="float" office:value="2.94" calcext:value-type="float">
            <text:p>2.94</text:p>
          </table:table-cell>
          <table:table-cell table:style-name="ce9" table:formula="of:=SQRT((0.5*[.C38]/5)^2+[.$E$3]^2 + ([.D38]*[.$E$5])^2)" office:value-type="float" office:value="0.00360693775937429" calcext:value-type="float">
            <text:p>0.0036</text:p>
          </table:table-cell>
          <table:table-cell table:style-name="ce8" table:formula="of:=ROUND([.E38]*[.$H$5]; 2) + [.$H$3]" office:value-type="float" office:value="0.06" calcext:value-type="float">
            <text:p>0.06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8" calcext:value-type="float">
            <text:p>0.08</text:p>
          </table:table-cell>
          <table:table-cell table:style-name="ce8" office:value-type="float" office:value="1.6" calcext:value-type="float">
            <text:p>1.60</text:p>
          </table:table-cell>
          <table:table-cell table:style-name="ce9" table:formula="of:=SQRT((0.5*[.C39]/5)^2+[.$E$3]^2 + ([.D39]*[.$E$5])^2)" office:value-type="float" office:value="0.00312569992161756" calcext:value-type="float">
            <text:p>0.0031</text:p>
          </table:table-cell>
          <table:table-cell table:style-name="ce8" table:formula="of:=ROUND([.E39]*[.$H$5]; 2) + [.$H$3]" office:value-type="float" office:value="0.05" calcext:value-type="float">
            <text:p>0.05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6" calcext:value-type="float">
            <text:p>0.06</text:p>
          </table:table-cell>
          <table:table-cell table:style-name="ce8" office:value-type="float" office:value="0.85" calcext:value-type="float">
            <text:p>0.85</text:p>
          </table:table-cell>
          <table:table-cell table:style-name="ce9" table:formula="of:=SQRT((0.5*[.C40]/5)^2+[.$E$3]^2 + ([.D40]*[.$E$5])^2)" office:value-type="float" office:value="0.00206155281280883" calcext:value-type="float">
            <text:p>0.0021</text:p>
          </table:table-cell>
          <table:table-cell table:style-name="ce8" table:formula="of:=ROUND([.E40]*[.$H$5]; 2) + [.$H$3]" office:value-type="float" office:value="0.04" calcext:value-type="float">
            <text:p>0.04</text:p>
          </table:table-cell>
          <table:table-cell table:style-name="ce8" table:number-columns-repeated="2"/>
          <table:table-cell table:number-columns-repeated="16375"/>
        </table:table-row>
        <table:table-row table:style-name="ro1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5" calcext:value-type="float">
            <text:p>0.05</text:p>
          </table:table-cell>
          <table:table-cell table:style-name="ce8" office:value-type="float" office:value="0.54" calcext:value-type="float">
            <text:p>0.54</text:p>
          </table:table-cell>
          <table:table-cell table:style-name="ce9" table:formula="of:=SQRT((0.5*[.C41]/5)^2+[.$E$3]^2 + ([.D41]*[.$E$5])^2)" office:value-type="float" office:value="0.00180554700852678" calcext:value-type="float">
            <text:p>0.0018</text:p>
          </table:table-cell>
          <table:table-cell table:style-name="ce8" table:formula="of:=ROUND([.E41]*[.$H$5]; 2) + [.$H$3]" office:value-type="float" office:value="0.04" calcext:value-type="float">
            <text:p>0.04</text:p>
          </table:table-cell>
          <table:table-cell table:style-name="ce8" table:number-columns-repeated="2"/>
          <table:table-cell table:number-columns-repeated="16375"/>
        </table:table-row>
        <table:table-row table:style-name="ro1" table:number-rows-repeated="8">
          <table:table-cell table:number-columns-repeated="16384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20.1" calcext:value-type="float">
            <text:p>20.1</text:p>
          </table:table-cell>
          <table:table-cell office:value-type="float" office:value="0.15620502552735" calcext:value-type="float">
            <text:p>0.15620502552735</text:p>
          </table:table-cell>
          <table:table-cell office:value-type="float" office:value="0.23" calcext:value-type="float">
            <text:p>0.2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19.8" calcext:value-type="float">
            <text:p>19.8</text:p>
          </table:table-cell>
          <table:table-cell office:value-type="float" office:value="0.14718698991419" calcext:value-type="float">
            <text:p>0.14718698991419</text:p>
          </table:table-cell>
          <table:table-cell office:value-type="float" office:value="0.23" calcext:value-type="float">
            <text:p>0.2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3.2" calcext:value-type="float">
            <text:p>3.2</text:p>
          </table:table-cell>
          <table:table-cell office:value-type="float" office:value="19.54" calcext:value-type="float">
            <text:p>19.54</text:p>
          </table:table-cell>
          <table:table-cell office:value-type="float" office:value="0.138621823678669" calcext:value-type="float">
            <text:p>0.138621823678669</text:p>
          </table:table-cell>
          <table:table-cell office:value-type="float" office:value="0.23" calcext:value-type="float">
            <text:p>0.23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.8" calcext:value-type="float">
            <text:p>2.8</text:p>
          </table:table-cell>
          <table:table-cell office:value-type="float" office:value="19.17" calcext:value-type="float">
            <text:p>19.17</text:p>
          </table:table-cell>
          <table:table-cell office:value-type="float" office:value="0.0977548464271721" calcext:value-type="float">
            <text:p>0.0977548464271721</text:p>
          </table:table-cell>
          <table:table-cell office:value-type="float" office:value="0.22" calcext:value-type="float">
            <text:p>0.2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.4" calcext:value-type="float">
            <text:p>2.4</text:p>
          </table:table-cell>
          <table:table-cell office:value-type="float" office:value="19.05" calcext:value-type="float">
            <text:p>19.05</text:p>
          </table:table-cell>
          <table:table-cell office:value-type="float" office:value="0.0876584850428069" calcext:value-type="float">
            <text:p>0.0876584850428069</text:p>
          </table:table-cell>
          <table:table-cell office:value-type="float" office:value="0.22" calcext:value-type="float">
            <text:p>0.2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8.81" calcext:value-type="float">
            <text:p>18.81</text:p>
          </table:table-cell>
          <table:table-cell office:value-type="float" office:value="0.0781025607774803" calcext:value-type="float">
            <text:p>0.0781025607774803</text:p>
          </table:table-cell>
          <table:table-cell office:value-type="float" office:value="0.22" calcext:value-type="float">
            <text:p>0.2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.8" calcext:value-type="float">
            <text:p>1.8</text:p>
          </table:table-cell>
          <table:table-cell office:value-type="float" office:value="18.58" calcext:value-type="float">
            <text:p>18.58</text:p>
          </table:table-cell>
          <table:table-cell office:value-type="float" office:value="0.0735935459126682" calcext:value-type="float">
            <text:p>0.0735935459126682</text:p>
          </table:table-cell>
          <table:table-cell office:value-type="float" office:value="0.22" calcext:value-type="float">
            <text:p>0.2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8.4" calcext:value-type="float">
            <text:p>18.4</text:p>
          </table:table-cell>
          <table:table-cell office:value-type="float" office:value="0.0693109659433484" calcext:value-type="float">
            <text:p>0.0693109659433484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8.19" calcext:value-type="float">
            <text:p>18.19</text:p>
          </table:table-cell>
          <table:table-cell office:value-type="float" office:value="0.0652993874396996" calcext:value-type="float">
            <text:p>0.0652993874396996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8.06" calcext:value-type="float">
            <text:p>18.06</text:p>
          </table:table-cell>
          <table:table-cell office:value-type="float" office:value="0.0411826419745018" calcext:value-type="float">
            <text:p>0.0411826419745018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7.81" calcext:value-type="float">
            <text:p>17.81</text:p>
          </table:table-cell>
          <table:table-cell office:value-type="float" office:value="0.0360556514294223" calcext:value-type="float">
            <text:p>0.0360556514294223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92" calcext:value-type="float">
            <text:p>0.92</text:p>
          </table:table-cell>
          <table:table-cell office:value-type="float" office:value="17.65" calcext:value-type="float">
            <text:p>17.65</text:p>
          </table:table-cell>
          <table:table-cell office:value-type="float" office:value="0.0340847473219327" calcext:value-type="float">
            <text:p>0.0340847473219327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 office:value-type="float" office:value="17.53" calcext:value-type="float">
            <text:p>17.53</text:p>
          </table:table-cell>
          <table:table-cell office:value-type="float" office:value="0.0321721929622461" calcext:value-type="float">
            <text:p>0.0321721929622461</text:p>
          </table:table-cell>
          <table:table-cell office:value-type="float" office:value="0.21" calcext:value-type="float">
            <text:p>0.2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76" calcext:value-type="float">
            <text:p>0.76</text:p>
          </table:table-cell>
          <table:table-cell office:value-type="float" office:value="17.38" calcext:value-type="float">
            <text:p>17.38</text:p>
          </table:table-cell>
          <table:table-cell office:value-type="float" office:value="0.0303290289986343" calcext:value-type="float">
            <text:p>0.0303290289986343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68" calcext:value-type="float">
            <text:p>0.68</text:p>
          </table:table-cell>
          <table:table-cell office:value-type="float" office:value="17.25" calcext:value-type="float">
            <text:p>17.25</text:p>
          </table:table-cell>
          <table:table-cell office:value-type="float" office:value="0.0285686891543872" calcext:value-type="float">
            <text:p>0.0285686891543872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7.14" calcext:value-type="float">
            <text:p>17.14</text:p>
          </table:table-cell>
          <table:table-cell office:value-type="float" office:value="0.0205915031020079" calcext:value-type="float">
            <text:p>0.0205915031020079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56" calcext:value-type="float">
            <text:p>0.56</text:p>
          </table:table-cell>
          <table:table-cell office:value-type="float" office:value="17" calcext:value-type="float">
            <text:p>17</text:p>
          </table:table-cell>
          <table:table-cell office:value-type="float" office:value="0.0195512147960172" calcext:value-type="float">
            <text:p>0.0195512147960172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52" calcext:value-type="float">
            <text:p>0.52</text:p>
          </table:table-cell>
          <table:table-cell office:value-type="float" office:value="16.86" calcext:value-type="float">
            <text:p>16.86</text:p>
          </table:table-cell>
          <table:table-cell office:value-type="float" office:value="0.0185302455461335" calcext:value-type="float">
            <text:p>0.0185302455461335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48" calcext:value-type="float">
            <text:p>0.48</text:p>
          </table:table-cell>
          <table:table-cell office:value-type="float" office:value="16.77" calcext:value-type="float">
            <text:p>16.77</text:p>
          </table:table-cell>
          <table:table-cell office:value-type="float" office:value="0.0175319707962339" calcext:value-type="float">
            <text:p>0.0175319707962339</text:p>
          </table:table-cell>
          <table:table-cell office:value-type="float" office:value="0.2" calcext:value-type="float">
            <text:p>0.2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44" calcext:value-type="float">
            <text:p>0.44</text:p>
          </table:table-cell>
          <table:table-cell office:value-type="float" office:value="16.45" calcext:value-type="float">
            <text:p>16.45</text:p>
          </table:table-cell>
          <table:table-cell office:value-type="float" office:value="0.0165604951616792" calcext:value-type="float">
            <text:p>0.0165604951616792</text:p>
          </table:table-cell>
          <table:table-cell office:value-type="float" office:value="0.19" calcext:value-type="float">
            <text:p>0.19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6.19" calcext:value-type="float">
            <text:p>16.19</text:p>
          </table:table-cell>
          <table:table-cell office:value-type="float" office:value="0.0156208194407336" calcext:value-type="float">
            <text:p>0.0156208194407336</text:p>
          </table:table-cell>
          <table:table-cell office:value-type="float" office:value="0.19" calcext:value-type="float">
            <text:p>0.19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36" calcext:value-type="float">
            <text:p>0.36</text:p>
          </table:table-cell>
          <table:table-cell office:value-type="float" office:value="15.83" calcext:value-type="float">
            <text:p>15.83</text:p>
          </table:table-cell>
          <table:table-cell office:value-type="float" office:value="0.014719035294475" calcext:value-type="float">
            <text:p>0.014719035294475</text:p>
          </table:table-cell>
          <table:table-cell office:value-type="float" office:value="0.19" calcext:value-type="float">
            <text:p>0.19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32" calcext:value-type="float">
            <text:p>0.32</text:p>
          </table:table-cell>
          <table:table-cell office:value-type="float" office:value="15.2" calcext:value-type="float">
            <text:p>15.2</text:p>
          </table:table-cell>
          <table:table-cell office:value-type="float" office:value="0.0138625394498988" calcext:value-type="float">
            <text:p>0.0138625394498988</text:p>
          </table:table-cell>
          <table:table-cell office:value-type="float" office:value="0.18" calcext:value-type="float">
            <text:p>0.1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5.13" calcext:value-type="float">
            <text:p>15.13</text:p>
          </table:table-cell>
          <table:table-cell office:value-type="float" office:value="0.0102961157724649" calcext:value-type="float">
            <text:p>0.0102961157724649</text:p>
          </table:table-cell>
          <table:table-cell office:value-type="float" office:value="0.18" calcext:value-type="float">
            <text:p>0.1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25" calcext:value-type="float">
            <text:p>0.25</text:p>
          </table:table-cell>
          <table:table-cell office:value-type="float" office:value="14" calcext:value-type="float">
            <text:p>14</text:p>
          </table:table-cell>
          <table:table-cell office:value-type="float" office:value="0.00901443287178955" calcext:value-type="float">
            <text:p>0.00901443287178955</text:p>
          </table:table-cell>
          <table:table-cell office:value-type="float" office:value="0.17" calcext:value-type="float">
            <text:p>0.17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1.56" calcext:value-type="float">
            <text:p>11.56</text:p>
          </table:table-cell>
          <table:table-cell office:value-type="float" office:value="0.0078108898340714" calcext:value-type="float">
            <text:p>0.0078108898340714</text:p>
          </table:table-cell>
          <table:table-cell office:value-type="float" office:value="0.15" calcext:value-type="float">
            <text:p>0.15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15" calcext:value-type="float">
            <text:p>0.15</text:p>
          </table:table-cell>
          <table:table-cell office:value-type="float" office:value="7" calcext:value-type="float">
            <text:p>7</text:p>
          </table:table-cell>
          <table:table-cell office:value-type="float" office:value="0.00672755527662166" calcext:value-type="float">
            <text:p>0.00672755527662166</text:p>
          </table:table-cell>
          <table:table-cell office:value-type="float" office:value="0.1" calcext:value-type="float">
            <text:p>0.1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12" calcext:value-type="float">
            <text:p>0.12</text:p>
          </table:table-cell>
          <table:table-cell office:value-type="float" office:value="4.88" calcext:value-type="float">
            <text:p>4.88</text:p>
          </table:table-cell>
          <table:table-cell office:value-type="float" office:value="0.0041194659848092" calcext:value-type="float">
            <text:p>0.0041194659848092</text:p>
          </table:table-cell>
          <table:table-cell office:value-type="float" office:value="0.08" calcext:value-type="float">
            <text:p>0.08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2.94" calcext:value-type="float">
            <text:p>2.94</text:p>
          </table:table-cell>
          <table:table-cell office:value-type="float" office:value="0.00360693775937429" calcext:value-type="float">
            <text:p>0.00360693775937429</text:p>
          </table:table-cell>
          <table:table-cell office:value-type="float" office:value="0.06" calcext:value-type="float">
            <text:p>0.06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08" calcext:value-type="float">
            <text:p>0.08</text:p>
          </table:table-cell>
          <table:table-cell office:value-type="float" office:value="1.6" calcext:value-type="float">
            <text:p>1.6</text:p>
          </table:table-cell>
          <table:table-cell office:value-type="float" office:value="0.00312569992161756" calcext:value-type="float">
            <text:p>0.00312569992161756</text:p>
          </table:table-cell>
          <table:table-cell office:value-type="float" office:value="0.05" calcext:value-type="float">
            <text:p>0.05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06" calcext:value-type="float">
            <text:p>0.06</text:p>
          </table:table-cell>
          <table:table-cell office:value-type="float" office:value="0.85" calcext:value-type="float">
            <text:p>0.85</text:p>
          </table:table-cell>
          <table:table-cell office:value-type="float" office:value="0.00206155281280883" calcext:value-type="float">
            <text:p>0.00206155281280883</text:p>
          </table:table-cell>
          <table:table-cell office:value-type="float" office:value="0.04" calcext:value-type="float">
            <text:p>0.04</text:p>
          </table:table-cell>
          <table:table-cell table:number-columns-repeated="16377"/>
        </table:table-row>
        <table:table-row table:style-name="ro1">
          <table:table-cell table:number-columns-repeated="3"/>
          <table:table-cell office:value-type="float" office:value="0.05" calcext:value-type="float">
            <text:p>0.05</text:p>
          </table:table-cell>
          <table:table-cell office:value-type="float" office:value="0.54" calcext:value-type="float">
            <text:p>0.54</text:p>
          </table:table-cell>
          <table:table-cell office:value-type="float" office:value="0.00180554700852678" calcext:value-type="float">
            <text:p>0.00180554700852678</text:p>
          </table:table-cell>
          <table:table-cell office:value-type="float" office:value="0.04" calcext:value-type="float">
            <text:p>0.04</text:p>
          </table:table-cell>
          <table:table-cell table:number-columns-repeated="16377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I_B = 50 uA ANALISI" table:style-name="ta3">
        <office:forms form:automatic-focus="false" form:apply-design-mode="false"/>
        <table:table-column table:style-name="co4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7" table:default-cell-style-name="ce3"/>
        <table:table-column table:style-name="co8" table:default-cell-style-name="ce3"/>
        <table:table-column table:style-name="co4" table:number-columns-repeated="16377" table:default-cell-style-name="ce3"/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3"/>
          <table:table-cell table:style-name="ce4" office:value-type="string" calcext:value-type="string">
            <text:p>V/div zero</text:p>
          </table:table-cell>
          <table:table-cell office:value-type="float" office:value="0.001" calcext:value-type="float">
            <text:p>0.001</text:p>
          </table:table-cell>
          <table:table-cell table:number-columns-repeated="16379"/>
        </table:table-row>
        <table:table-row table:style-name="ro1">
          <table:table-cell table:number-columns-repeated="3"/>
          <table:table-cell table:style-name="ce4" office:value-type="string" calcext:value-type="string">
            <text:p>errore sullo zero (V)</text:p>
          </table:table-cell>
          <table:table-cell table:formula="of:=0.5*[.E4]/5" office:value-type="float" office:value="0.0001" calcext:value-type="float">
            <text:p>0.0001</text:p>
          </table:table-cell>
          <table:table-cell/>
          <table:table-cell office:value-type="string" calcext:value-type="string">
            <text:p>costante err digits (mA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20" office:value-type="string" calcext:value-type="string">
            <text:p>I_B (mA)</text:p>
          </table:table-cell>
          <table:table-cell table:style-name="ce20" office:value-type="string" calcext:value-type="string">
            <text:p>Errore I_B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4"/>
          <table:table-cell table:number-columns-repeated="5"/>
          <table:table-cell table:style-name="ce1" office:value-type="string" calcext:value-type="string">
            <text:p>-0.05</text:p>
          </table:table-cell>
          <table:table-cell table:formula="of:=ROUND(ABS([.J6])*[.H7];2)+[.H5]" office:value-type="float" office:value="0.03" calcext:value-type="float">
            <text:p>0.03</text:p>
          </table:table-cell>
          <table:table-cell table:number-columns-repeated="16373"/>
        </table:table-row>
        <table:table-row table:style-name="ro1">
          <table:table-cell table:number-columns-repeated="3"/>
          <table:table-cell table:style-name="ce4" office:value-type="string" calcext:value-type="string">
            <text:p>errore costruttore (%)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errore costr (%)</text:p>
          </table:table-cell>
          <table:table-cell office:value-type="float" office:value="0.01" calcext:value-type="float">
            <text:p>0.01</text:p>
          </table:table-cell>
          <table:table-cell table:number-columns-repeated="16376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number-columns-repeated="2"/>
          <table:table-cell table:style-name="ce5" office:value-type="string" calcext:value-type="string">
            <text:p>V/div</text:p>
          </table:table-cell>
          <table:table-cell table:style-name="ce5" office:value-type="string" calcext:value-type="string">
            <text:p>oscillo (V)</text:p>
          </table:table-cell>
          <table:table-cell table:style-name="ce7" office:value-type="string" calcext:value-type="string">
            <text:p>amper (mA)</text:p>
          </table:table-cell>
          <table:table-cell table:style-name="ce7" office:value-type="string" calcext:value-type="string">
            <text:p>errore Oscillo (V)</text:p>
          </table:table-cell>
          <table:table-cell table:style-name="ce7" office:value-type="string" calcext:value-type="string">
            <text:p>errore multi (mA)</text:p>
          </table:table-cell>
          <table:table-cell table:style-name="ce7" table:number-columns-repeated="4"/>
          <table:table-cell table:number-columns-repeated="16373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4" calcext:value-type="float">
            <text:p>4.00</text:p>
          </table:table-cell>
          <table:table-cell table:style-name="ce6" office:value-type="float" office:value="9.78" calcext:value-type="float">
            <text:p>9.78</text:p>
          </table:table-cell>
          <table:table-cell table:style-name="ce10" table:formula="of:=SQRT((0.5*[.C12]/5)^2+[.$E$5]^2 + ([.D12]*[.$E$7])^2)" office:value-type="float" office:value="0.15620502552735" calcext:value-type="float">
            <text:p>0.156</text:p>
          </table:table-cell>
          <table:table-cell table:style-name="ce8" table:formula="of:=ROUND([.E12]*[.$H$7]; 2) + [.$H$5]" office:value-type="float" office:value="0.13" calcext:value-type="float">
            <text:p>0.13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6" calcext:value-type="float">
            <text:p>3.60</text:p>
          </table:table-cell>
          <table:table-cell table:style-name="ce6" office:value-type="float" office:value="9.7" calcext:value-type="float">
            <text:p>9.70</text:p>
          </table:table-cell>
          <table:table-cell table:style-name="ce10" table:formula="of:=SQRT((0.5*[.C13]/5)^2+[.$E$5]^2 + ([.D13]*[.$E$7])^2)" office:value-type="float" office:value="0.14718698991419" calcext:value-type="float">
            <text:p>0.147</text:p>
          </table:table-cell>
          <table:table-cell table:style-name="ce8" table:formula="of:=ROUND([.E13]*[.$H$7]; 2) + [.$H$5]" office:value-type="float" office:value="0.13" calcext:value-type="float">
            <text:p>0.13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.00</text:p>
          </table:table-cell>
          <table:table-cell table:style-name="ce6" office:value-type="float" office:value="3.2" calcext:value-type="float">
            <text:p>3.20</text:p>
          </table:table-cell>
          <table:table-cell table:style-name="ce6" office:value-type="float" office:value="9.58" calcext:value-type="float">
            <text:p>9.58</text:p>
          </table:table-cell>
          <table:table-cell table:style-name="ce10" table:formula="of:=SQRT((0.5*[.C14]/5)^2+[.$E$5]^2 + ([.D14]*[.$E$7])^2)" office:value-type="float" office:value="0.138621823678669" calcext:value-type="float">
            <text:p>0.139</text:p>
          </table:table-cell>
          <table:table-cell table:style-name="ce8" table:formula="of:=ROUND([.E14]*[.$H$7]; 2) + [.$H$5]" office:value-type="float" office:value="0.13" calcext:value-type="float">
            <text:p>0.13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8" calcext:value-type="float">
            <text:p>2.80</text:p>
          </table:table-cell>
          <table:table-cell table:style-name="ce6" office:value-type="float" office:value="9.48" calcext:value-type="float">
            <text:p>9.48</text:p>
          </table:table-cell>
          <table:table-cell table:style-name="ce10" table:formula="of:=SQRT((0.5*[.C15]/5)^2+[.$E$5]^2 + ([.D15]*[.$E$7])^2)" office:value-type="float" office:value="0.0977548464271721" calcext:value-type="float">
            <text:p>0.098</text:p>
          </table:table-cell>
          <table:table-cell table:style-name="ce8" table:formula="of:=ROUND([.E15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.4" calcext:value-type="float">
            <text:p>2.40</text:p>
          </table:table-cell>
          <table:table-cell table:style-name="ce6" office:value-type="float" office:value="9.31" calcext:value-type="float">
            <text:p>9.31</text:p>
          </table:table-cell>
          <table:table-cell table:style-name="ce10" table:formula="of:=SQRT((0.5*[.C16]/5)^2+[.$E$5]^2 + ([.D16]*[.$E$7])^2)" office:value-type="float" office:value="0.0876584850428069" calcext:value-type="float">
            <text:p>0.088</text:p>
          </table:table-cell>
          <table:table-cell table:style-name="ce8" table:formula="of:=ROUND([.E16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2" calcext:value-type="float">
            <text:p>2.00</text:p>
          </table:table-cell>
          <table:table-cell table:style-name="ce6" office:value-type="float" office:value="9.15" calcext:value-type="float">
            <text:p>9.15</text:p>
          </table:table-cell>
          <table:table-cell table:style-name="ce10" table:formula="of:=SQRT((0.5*[.C17]/5)^2+[.$E$5]^2 + ([.D17]*[.$E$7])^2)" office:value-type="float" office:value="0.0781025607774803" calcext:value-type="float">
            <text:p>0.078</text:p>
          </table:table-cell>
          <table:table-cell table:style-name="ce8" table:formula="of:=ROUND([.E17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8" calcext:value-type="float">
            <text:p>1.80</text:p>
          </table:table-cell>
          <table:table-cell table:style-name="ce6" office:value-type="float" office:value="9.05" calcext:value-type="float">
            <text:p>9.05</text:p>
          </table:table-cell>
          <table:table-cell table:style-name="ce10" table:formula="of:=SQRT((0.5*[.C18]/5)^2+[.$E$5]^2 + ([.D18]*[.$E$7])^2)" office:value-type="float" office:value="0.0735935459126682" calcext:value-type="float">
            <text:p>0.074</text:p>
          </table:table-cell>
          <table:table-cell table:style-name="ce8" table:formula="of:=ROUND([.E18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6" calcext:value-type="float">
            <text:p>1.60</text:p>
          </table:table-cell>
          <table:table-cell table:style-name="ce6" office:value-type="float" office:value="8.98" calcext:value-type="float">
            <text:p>8.98</text:p>
          </table:table-cell>
          <table:table-cell table:style-name="ce10" table:formula="of:=SQRT((0.5*[.C19]/5)^2+[.$E$5]^2 + ([.D19]*[.$E$7])^2)" office:value-type="float" office:value="0.0693109659433484" calcext:value-type="float">
            <text:p>0.069</text:p>
          </table:table-cell>
          <table:table-cell table:style-name="ce8" table:formula="of:=ROUND([.E19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5" calcext:value-type="float">
            <text:p>0.50</text:p>
          </table:table-cell>
          <table:table-cell table:style-name="ce6" office:value-type="float" office:value="1.4" calcext:value-type="float">
            <text:p>1.40</text:p>
          </table:table-cell>
          <table:table-cell table:style-name="ce6" office:value-type="float" office:value="8.91" calcext:value-type="float">
            <text:p>8.91</text:p>
          </table:table-cell>
          <table:table-cell table:style-name="ce10" table:formula="of:=SQRT((0.5*[.C20]/5)^2+[.$E$5]^2 + ([.D20]*[.$E$7])^2)" office:value-type="float" office:value="0.0652993874396996" calcext:value-type="float">
            <text:p>0.065</text:p>
          </table:table-cell>
          <table:table-cell table:style-name="ce8" table:formula="of:=ROUND([.E20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.2" calcext:value-type="float">
            <text:p>1.20</text:p>
          </table:table-cell>
          <table:table-cell table:style-name="ce6" office:value-type="float" office:value="8.86" calcext:value-type="float">
            <text:p>8.86</text:p>
          </table:table-cell>
          <table:table-cell table:style-name="ce10" table:formula="of:=SQRT((0.5*[.C21]/5)^2+[.$E$5]^2 + ([.D21]*[.$E$7])^2)" office:value-type="float" office:value="0.0411826419745018" calcext:value-type="float">
            <text:p>0.041</text:p>
          </table:table-cell>
          <table:table-cell table:style-name="ce8" table:formula="of:=ROUND([.E21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1" calcext:value-type="float">
            <text:p>1.00</text:p>
          </table:table-cell>
          <table:table-cell table:style-name="ce6" office:value-type="float" office:value="8.77" calcext:value-type="float">
            <text:p>8.77</text:p>
          </table:table-cell>
          <table:table-cell table:style-name="ce10" table:formula="of:=SQRT((0.5*[.C22]/5)^2+[.$E$5]^2 + ([.D22]*[.$E$7])^2)" office:value-type="float" office:value="0.0360556514294223" calcext:value-type="float">
            <text:p>0.036</text:p>
          </table:table-cell>
          <table:table-cell table:style-name="ce8" table:formula="of:=ROUND([.E22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92" calcext:value-type="float">
            <text:p>0.92</text:p>
          </table:table-cell>
          <table:table-cell table:style-name="ce6" office:value-type="float" office:value="8.72" calcext:value-type="float">
            <text:p>8.72</text:p>
          </table:table-cell>
          <table:table-cell table:style-name="ce10" table:formula="of:=SQRT((0.5*[.C23]/5)^2+[.$E$5]^2 + ([.D23]*[.$E$7])^2)" office:value-type="float" office:value="0.0340847473219327" calcext:value-type="float">
            <text:p>0.034</text:p>
          </table:table-cell>
          <table:table-cell table:style-name="ce8" table:formula="of:=ROUND([.E23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84" calcext:value-type="float">
            <text:p>0.84</text:p>
          </table:table-cell>
          <table:table-cell table:style-name="ce6" office:value-type="float" office:value="8.68" calcext:value-type="float">
            <text:p>8.68</text:p>
          </table:table-cell>
          <table:table-cell table:style-name="ce10" table:formula="of:=SQRT((0.5*[.C24]/5)^2+[.$E$5]^2 + ([.D24]*[.$E$7])^2)" office:value-type="float" office:value="0.0321721929622461" calcext:value-type="float">
            <text:p>0.032</text:p>
          </table:table-cell>
          <table:table-cell table:style-name="ce8" table:formula="of:=ROUND([.E24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76" calcext:value-type="float">
            <text:p>0.76</text:p>
          </table:table-cell>
          <table:table-cell table:style-name="ce6" office:value-type="float" office:value="8.62" calcext:value-type="float">
            <text:p>8.62</text:p>
          </table:table-cell>
          <table:table-cell table:style-name="ce10" table:formula="of:=SQRT((0.5*[.C25]/5)^2+[.$E$5]^2 + ([.D25]*[.$E$7])^2)" office:value-type="float" office:value="0.0303290289986343" calcext:value-type="float">
            <text:p>0.030</text:p>
          </table:table-cell>
          <table:table-cell table:style-name="ce8" table:formula="of:=ROUND([.E25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0.68" calcext:value-type="float">
            <text:p>0.68</text:p>
          </table:table-cell>
          <table:table-cell table:style-name="ce6" office:value-type="float" office:value="8.58" calcext:value-type="float">
            <text:p>8.58</text:p>
          </table:table-cell>
          <table:table-cell table:style-name="ce10" table:formula="of:=SQRT((0.5*[.C26]/5)^2+[.$E$5]^2 + ([.D26]*[.$E$7])^2)" office:value-type="float" office:value="0.0285686891543872" calcext:value-type="float">
            <text:p>0.029</text:p>
          </table:table-cell>
          <table:table-cell table:style-name="ce8" table:formula="of:=ROUND([.E26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6" calcext:value-type="float">
            <text:p>0.60</text:p>
          </table:table-cell>
          <table:table-cell table:style-name="ce6" office:value-type="float" office:value="8.55" calcext:value-type="float">
            <text:p>8.55</text:p>
          </table:table-cell>
          <table:table-cell table:style-name="ce10" table:formula="of:=SQRT((0.5*[.C27]/5)^2+[.$E$5]^2 + ([.D27]*[.$E$7])^2)" office:value-type="float" office:value="0.0205915031020079" calcext:value-type="float">
            <text:p>0.021</text:p>
          </table:table-cell>
          <table:table-cell table:style-name="ce8" table:formula="of:=ROUND([.E27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6" calcext:value-type="float">
            <text:p>0.56</text:p>
          </table:table-cell>
          <table:table-cell table:style-name="ce6" office:value-type="float" office:value="8.51" calcext:value-type="float">
            <text:p>8.51</text:p>
          </table:table-cell>
          <table:table-cell table:style-name="ce10" table:formula="of:=SQRT((0.5*[.C28]/5)^2+[.$E$5]^2 + ([.D28]*[.$E$7])^2)" office:value-type="float" office:value="0.0195512147960172" calcext:value-type="float">
            <text:p>0.020</text:p>
          </table:table-cell>
          <table:table-cell table:style-name="ce8" table:formula="of:=ROUND([.E28]*[.$H$7]; 2) + [.$H$5]" office:value-type="float" office:value="0.12" calcext:value-type="float">
            <text:p>0.12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52" calcext:value-type="float">
            <text:p>0.52</text:p>
          </table:table-cell>
          <table:table-cell table:style-name="ce6" office:value-type="float" office:value="8.49" calcext:value-type="float">
            <text:p>8.49</text:p>
          </table:table-cell>
          <table:table-cell table:style-name="ce10" table:formula="of:=SQRT((0.5*[.C29]/5)^2+[.$E$5]^2 + ([.D29]*[.$E$7])^2)" office:value-type="float" office:value="0.0185302455461335" calcext:value-type="float">
            <text:p>0.019</text:p>
          </table:table-cell>
          <table:table-cell table:style-name="ce8" table:formula="of:=ROUND([.E29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8" calcext:value-type="float">
            <text:p>0.48</text:p>
          </table:table-cell>
          <table:table-cell table:style-name="ce6" office:value-type="float" office:value="8.46" calcext:value-type="float">
            <text:p>8.46</text:p>
          </table:table-cell>
          <table:table-cell table:style-name="ce10" table:formula="of:=SQRT((0.5*[.C30]/5)^2+[.$E$5]^2 + ([.D30]*[.$E$7])^2)" office:value-type="float" office:value="0.0175319707962339" calcext:value-type="float">
            <text:p>0.018</text:p>
          </table:table-cell>
          <table:table-cell table:style-name="ce8" table:formula="of:=ROUND([.E30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4" calcext:value-type="float">
            <text:p>0.44</text:p>
          </table:table-cell>
          <table:table-cell table:style-name="ce6" office:value-type="float" office:value="8.42" calcext:value-type="float">
            <text:p>8.42</text:p>
          </table:table-cell>
          <table:table-cell table:style-name="ce10" table:formula="of:=SQRT((0.5*[.C31]/5)^2+[.$E$5]^2 + ([.D31]*[.$E$7])^2)" office:value-type="float" office:value="0.0165604951616792" calcext:value-type="float">
            <text:p>0.017</text:p>
          </table:table-cell>
          <table:table-cell table:style-name="ce8" table:formula="of:=ROUND([.E31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4" calcext:value-type="float">
            <text:p>0.40</text:p>
          </table:table-cell>
          <table:table-cell table:style-name="ce6" office:value-type="float" office:value="8.38" calcext:value-type="float">
            <text:p>8.38</text:p>
          </table:table-cell>
          <table:table-cell table:style-name="ce10" table:formula="of:=SQRT((0.5*[.C32]/5)^2+[.$E$5]^2 + ([.D32]*[.$E$7])^2)" office:value-type="float" office:value="0.0156208194407336" calcext:value-type="float">
            <text:p>0.016</text:p>
          </table:table-cell>
          <table:table-cell table:style-name="ce8" table:formula="of:=ROUND([.E32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6" calcext:value-type="float">
            <text:p>0.36</text:p>
          </table:table-cell>
          <table:table-cell table:style-name="ce6" office:value-type="float" office:value="8.33" calcext:value-type="float">
            <text:p>8.33</text:p>
          </table:table-cell>
          <table:table-cell table:style-name="ce10" table:formula="of:=SQRT((0.5*[.C33]/5)^2+[.$E$5]^2 + ([.D33]*[.$E$7])^2)" office:value-type="float" office:value="0.014719035294475" calcext:value-type="float">
            <text:p>0.015</text:p>
          </table:table-cell>
          <table:table-cell table:style-name="ce8" table:formula="of:=ROUND([.E33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0.32" calcext:value-type="float">
            <text:p>0.32</text:p>
          </table:table-cell>
          <table:table-cell table:style-name="ce6" office:value-type="float" office:value="8.24" calcext:value-type="float">
            <text:p>8.24</text:p>
          </table:table-cell>
          <table:table-cell table:style-name="ce10" table:formula="of:=SQRT((0.5*[.C34]/5)^2+[.$E$5]^2 + ([.D34]*[.$E$7])^2)" office:value-type="float" office:value="0.0138625394498988" calcext:value-type="float">
            <text:p>0.014</text:p>
          </table:table-cell>
          <table:table-cell table:style-name="ce8" table:formula="of:=ROUND([.E34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3" calcext:value-type="float">
            <text:p>0.30</text:p>
          </table:table-cell>
          <table:table-cell table:style-name="ce6" office:value-type="float" office:value="8.22" calcext:value-type="float">
            <text:p>8.22</text:p>
          </table:table-cell>
          <table:table-cell table:style-name="ce10" table:formula="of:=SQRT((0.5*[.C35]/5)^2+[.$E$5]^2 + ([.D35]*[.$E$7])^2)" office:value-type="float" office:value="0.0102961157724649" calcext:value-type="float">
            <text:p>0.010</text:p>
          </table:table-cell>
          <table:table-cell table:style-name="ce8" table:formula="of:=ROUND([.E35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5" calcext:value-type="float">
            <text:p>0.25</text:p>
          </table:table-cell>
          <table:table-cell table:style-name="ce6" office:value-type="float" office:value="7.86" calcext:value-type="float">
            <text:p>7.86</text:p>
          </table:table-cell>
          <table:table-cell table:style-name="ce10" table:formula="of:=SQRT((0.5*[.C36]/5)^2+[.$E$5]^2 + ([.D36]*[.$E$7])^2)" office:value-type="float" office:value="0.00901443287178955" calcext:value-type="float">
            <text:p>0.009</text:p>
          </table:table-cell>
          <table:table-cell table:style-name="ce8" table:formula="of:=ROUND([.E36]*[.$H$7]; 2) + [.$H$5]" office:value-type="float" office:value="0.11" calcext:value-type="float">
            <text:p>0.11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" calcext:value-type="float">
            <text:p>0.20</text:p>
          </table:table-cell>
          <table:table-cell table:style-name="ce6" office:value-type="float" office:value="6.66" calcext:value-type="float">
            <text:p>6.66</text:p>
          </table:table-cell>
          <table:table-cell table:style-name="ce10" table:formula="of:=SQRT((0.5*[.C37]/5)^2+[.$E$5]^2 + ([.D37]*[.$E$7])^2)" office:value-type="float" office:value="0.0078108898340714" calcext:value-type="float">
            <text:p>0.008</text:p>
          </table:table-cell>
          <table:table-cell table:style-name="ce8" table:formula="of:=ROUND([.E37]*[.$H$7]; 2) + [.$H$5]" office:value-type="float" office:value="0.1" calcext:value-type="float">
            <text:p>0.10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3.95" calcext:value-type="float">
            <text:p>3.95</text:p>
          </table:table-cell>
          <table:table-cell table:style-name="ce10" table:formula="of:=SQRT((0.5*[.C38]/5)^2+[.$E$5]^2 + ([.D38]*[.$E$7])^2)" office:value-type="float" office:value="0.00672755527662166" calcext:value-type="float">
            <text:p>0.007</text:p>
          </table:table-cell>
          <table:table-cell table:style-name="ce8" table:formula="of:=ROUND([.E38]*[.$H$7]; 2) + [.$H$5]" office:value-type="float" office:value="0.07" calcext:value-type="float">
            <text:p>0.07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2" calcext:value-type="float">
            <text:p>0.12</text:p>
          </table:table-cell>
          <table:table-cell table:style-name="ce6" office:value-type="float" office:value="2.62" calcext:value-type="float">
            <text:p>2.62</text:p>
          </table:table-cell>
          <table:table-cell table:style-name="ce10" table:formula="of:=SQRT((0.5*[.C39]/5)^2+[.$E$5]^2 + ([.D39]*[.$E$7])^2)" office:value-type="float" office:value="0.0041194659848092" calcext:value-type="float">
            <text:p>0.004</text:p>
          </table:table-cell>
          <table:table-cell table:style-name="ce8" table:formula="of:=ROUND([.E39]*[.$H$7]; 2) + [.$H$5]" office:value-type="float" office:value="0.06" calcext:value-type="float">
            <text:p>0.06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1" calcext:value-type="float">
            <text:p>0.10</text:p>
          </table:table-cell>
          <table:table-cell table:style-name="ce6" office:value-type="float" office:value="1.52" calcext:value-type="float">
            <text:p>1.52</text:p>
          </table:table-cell>
          <table:table-cell table:style-name="ce10" table:formula="of:=SQRT((0.5*[.C40]/5)^2+[.$E$5]^2 + ([.D40]*[.$E$7])^2)" office:value-type="float" office:value="0.00360693775937429" calcext:value-type="float">
            <text:p>0.004</text:p>
          </table:table-cell>
          <table:table-cell table:style-name="ce8" table:formula="of:=ROUND([.E40]*[.$H$7]; 2) + [.$H$5]" office:value-type="float" office:value="0.05" calcext:value-type="float">
            <text:p>0.05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8" calcext:value-type="float">
            <text:p>0.08</text:p>
          </table:table-cell>
          <table:table-cell table:style-name="ce6" office:value-type="float" office:value="0.8" calcext:value-type="float">
            <text:p>0.80</text:p>
          </table:table-cell>
          <table:table-cell table:style-name="ce10" table:formula="of:=SQRT((0.5*[.C41]/5)^2+[.$E$5]^2 + ([.D41]*[.$E$7])^2)" office:value-type="float" office:value="0.00312569992161756" calcext:value-type="float">
            <text:p>0.003</text:p>
          </table:table-cell>
          <table:table-cell table:style-name="ce8" table:formula="of:=ROUND([.E41]*[.$H$7]; 2) + [.$H$5]" office:value-type="float" office:value="0.04" calcext:value-type="float">
            <text:p>0.04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6" calcext:value-type="float">
            <text:p>0.06</text:p>
          </table:table-cell>
          <table:table-cell table:style-name="ce6" office:value-type="float" office:value="0.41" calcext:value-type="float">
            <text:p>0.41</text:p>
          </table:table-cell>
          <table:table-cell table:style-name="ce10" table:formula="of:=SQRT((0.5*[.C42]/5)^2+[.$E$5]^2 + ([.D42]*[.$E$7])^2)" office:value-type="float" office:value="0.00206155281280883" calcext:value-type="float">
            <text:p>0.002</text:p>
          </table:table-cell>
          <table:table-cell table:style-name="ce8" table:formula="of:=ROUND([.E42]*[.$H$7]; 2) + [.$H$5]" office:value-type="float" office:value="0.03" calcext:value-type="float">
            <text:p>0.03</text:p>
          </table:table-cell>
          <table:table-cell table:style-name="ce8"/>
          <table:table-cell table:number-columns-repeated="16376"/>
        </table:table-row>
        <table:table-row table:style-name="ro1">
          <table:table-cell table:number-columns-repeated="2"/>
          <table:table-cell table:style-name="ce6" office:value-type="float" office:value="0.01" calcext:value-type="float">
            <text:p>0.01</text:p>
          </table:table-cell>
          <table:table-cell table:style-name="ce6" office:value-type="float" office:value="0.05" calcext:value-type="float">
            <text:p>0.05</text:p>
          </table:table-cell>
          <table:table-cell table:style-name="ce6" office:value-type="float" office:value="0.25" calcext:value-type="float">
            <text:p>0.25</text:p>
          </table:table-cell>
          <table:table-cell table:style-name="ce10" table:formula="of:=SQRT((0.5*[.C43]/5)^2+[.$E$5]^2 + ([.D43]*[.$E$7])^2)" office:value-type="float" office:value="0.00180554700852678" calcext:value-type="float">
            <text:p>0.002</text:p>
          </table:table-cell>
          <table:table-cell table:style-name="ce8" table:formula="of:=ROUND([.E43]*[.$H$7]; 2) + [.$H$5]" office:value-type="float" office:value="0.03" calcext:value-type="float">
            <text:p>0.03</text:p>
          </table:table-cell>
          <table:table-cell table:style-name="ce8"/>
          <table:table-cell table:number-columns-repeated="16376"/>
        </table:table-row>
        <table:table-row table:style-name="ro1" table:number-rows-repeated="6">
          <table:table-cell table:number-columns-repeated="1638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9.78" calcext:value-type="float">
            <text:p>9.78</text:p>
          </table:table-cell>
          <table:table-cell office:value-type="float" office:value="0.15620502552735" calcext:value-type="float">
            <text:p>0.15620502552735</text:p>
          </table:table-cell>
          <table:table-cell office:value-type="float" office:value="0.13" calcext:value-type="float">
            <text:p>0.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.6" calcext:value-type="float">
            <text:p>3.6</text:p>
          </table:table-cell>
          <table:table-cell office:value-type="float" office:value="9.7" calcext:value-type="float">
            <text:p>9.7</text:p>
          </table:table-cell>
          <table:table-cell office:value-type="float" office:value="0.14718698991419" calcext:value-type="float">
            <text:p>0.14718698991419</text:p>
          </table:table-cell>
          <table:table-cell office:value-type="float" office:value="0.13" calcext:value-type="float">
            <text:p>0.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3.2" calcext:value-type="float">
            <text:p>3.2</text:p>
          </table:table-cell>
          <table:table-cell office:value-type="float" office:value="9.58" calcext:value-type="float">
            <text:p>9.58</text:p>
          </table:table-cell>
          <table:table-cell office:value-type="float" office:value="0.138621823678669" calcext:value-type="float">
            <text:p>0.138621823678669</text:p>
          </table:table-cell>
          <table:table-cell office:value-type="float" office:value="0.13" calcext:value-type="float">
            <text:p>0.1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9.48" calcext:value-type="float">
            <text:p>9.48</text:p>
          </table:table-cell>
          <table:table-cell office:value-type="float" office:value="0.0977548464271721" calcext:value-type="float">
            <text:p>0.0977548464271721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.4" calcext:value-type="float">
            <text:p>2.4</text:p>
          </table:table-cell>
          <table:table-cell office:value-type="float" office:value="9.31" calcext:value-type="float">
            <text:p>9.31</text:p>
          </table:table-cell>
          <table:table-cell office:value-type="float" office:value="0.0876584850428069" calcext:value-type="float">
            <text:p>0.0876584850428069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.15" calcext:value-type="float">
            <text:p>9.15</text:p>
          </table:table-cell>
          <table:table-cell office:value-type="float" office:value="0.0781025607774803" calcext:value-type="float">
            <text:p>0.0781025607774803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.8" calcext:value-type="float">
            <text:p>1.8</text:p>
          </table:table-cell>
          <table:table-cell office:value-type="float" office:value="9.05" calcext:value-type="float">
            <text:p>9.05</text:p>
          </table:table-cell>
          <table:table-cell office:value-type="float" office:value="0.0735935459126682" calcext:value-type="float">
            <text:p>0.0735935459126682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.6" calcext:value-type="float">
            <text:p>1.6</text:p>
          </table:table-cell>
          <table:table-cell office:value-type="float" office:value="8.98" calcext:value-type="float">
            <text:p>8.98</text:p>
          </table:table-cell>
          <table:table-cell office:value-type="float" office:value="0.0693109659433484" calcext:value-type="float">
            <text:p>0.0693109659433484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.4" calcext:value-type="float">
            <text:p>1.4</text:p>
          </table:table-cell>
          <table:table-cell office:value-type="float" office:value="8.91" calcext:value-type="float">
            <text:p>8.91</text:p>
          </table:table-cell>
          <table:table-cell office:value-type="float" office:value="0.0652993874396996" calcext:value-type="float">
            <text:p>0.0652993874396996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.2" calcext:value-type="float">
            <text:p>1.2</text:p>
          </table:table-cell>
          <table:table-cell office:value-type="float" office:value="8.86" calcext:value-type="float">
            <text:p>8.86</text:p>
          </table:table-cell>
          <table:table-cell office:value-type="float" office:value="0.0411826419745018" calcext:value-type="float">
            <text:p>0.0411826419745018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8.77" calcext:value-type="float">
            <text:p>8.77</text:p>
          </table:table-cell>
          <table:table-cell office:value-type="float" office:value="0.0360556514294223" calcext:value-type="float">
            <text:p>0.0360556514294223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92" calcext:value-type="float">
            <text:p>0.92</text:p>
          </table:table-cell>
          <table:table-cell office:value-type="float" office:value="8.72" calcext:value-type="float">
            <text:p>8.72</text:p>
          </table:table-cell>
          <table:table-cell office:value-type="float" office:value="0.0340847473219327" calcext:value-type="float">
            <text:p>0.0340847473219327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84" calcext:value-type="float">
            <text:p>0.84</text:p>
          </table:table-cell>
          <table:table-cell office:value-type="float" office:value="8.68" calcext:value-type="float">
            <text:p>8.68</text:p>
          </table:table-cell>
          <table:table-cell office:value-type="float" office:value="0.0321721929622461" calcext:value-type="float">
            <text:p>0.0321721929622461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76" calcext:value-type="float">
            <text:p>0.76</text:p>
          </table:table-cell>
          <table:table-cell office:value-type="float" office:value="8.62" calcext:value-type="float">
            <text:p>8.62</text:p>
          </table:table-cell>
          <table:table-cell office:value-type="float" office:value="0.0303290289986343" calcext:value-type="float">
            <text:p>0.0303290289986343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68" calcext:value-type="float">
            <text:p>0.68</text:p>
          </table:table-cell>
          <table:table-cell office:value-type="float" office:value="8.58" calcext:value-type="float">
            <text:p>8.58</text:p>
          </table:table-cell>
          <table:table-cell office:value-type="float" office:value="0.0285686891543872" calcext:value-type="float">
            <text:p>0.0285686891543872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6" calcext:value-type="float">
            <text:p>0.6</text:p>
          </table:table-cell>
          <table:table-cell office:value-type="float" office:value="8.55" calcext:value-type="float">
            <text:p>8.55</text:p>
          </table:table-cell>
          <table:table-cell office:value-type="float" office:value="0.0205915031020079" calcext:value-type="float">
            <text:p>0.0205915031020079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56" calcext:value-type="float">
            <text:p>0.56</text:p>
          </table:table-cell>
          <table:table-cell office:value-type="float" office:value="8.51" calcext:value-type="float">
            <text:p>8.51</text:p>
          </table:table-cell>
          <table:table-cell office:value-type="float" office:value="0.0195512147960172" calcext:value-type="float">
            <text:p>0.0195512147960172</text:p>
          </table:table-cell>
          <table:table-cell office:value-type="float" office:value="0.12" calcext:value-type="float">
            <text:p>0.12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52" calcext:value-type="float">
            <text:p>0.52</text:p>
          </table:table-cell>
          <table:table-cell office:value-type="float" office:value="8.49" calcext:value-type="float">
            <text:p>8.49</text:p>
          </table:table-cell>
          <table:table-cell office:value-type="float" office:value="0.0185302455461335" calcext:value-type="float">
            <text:p>0.0185302455461335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48" calcext:value-type="float">
            <text:p>0.48</text:p>
          </table:table-cell>
          <table:table-cell office:value-type="float" office:value="8.46" calcext:value-type="float">
            <text:p>8.46</text:p>
          </table:table-cell>
          <table:table-cell office:value-type="float" office:value="0.0175319707962339" calcext:value-type="float">
            <text:p>0.0175319707962339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44" calcext:value-type="float">
            <text:p>0.44</text:p>
          </table:table-cell>
          <table:table-cell office:value-type="float" office:value="8.42" calcext:value-type="float">
            <text:p>8.42</text:p>
          </table:table-cell>
          <table:table-cell office:value-type="float" office:value="0.0165604951616792" calcext:value-type="float">
            <text:p>0.0165604951616792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4" calcext:value-type="float">
            <text:p>0.4</text:p>
          </table:table-cell>
          <table:table-cell office:value-type="float" office:value="8.38" calcext:value-type="float">
            <text:p>8.38</text:p>
          </table:table-cell>
          <table:table-cell office:value-type="float" office:value="0.0156208194407336" calcext:value-type="float">
            <text:p>0.0156208194407336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36" calcext:value-type="float">
            <text:p>0.36</text:p>
          </table:table-cell>
          <table:table-cell office:value-type="float" office:value="8.33" calcext:value-type="float">
            <text:p>8.33</text:p>
          </table:table-cell>
          <table:table-cell office:value-type="float" office:value="0.014719035294475" calcext:value-type="float">
            <text:p>0.014719035294475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32" calcext:value-type="float">
            <text:p>0.32</text:p>
          </table:table-cell>
          <table:table-cell office:value-type="float" office:value="8.24" calcext:value-type="float">
            <text:p>8.24</text:p>
          </table:table-cell>
          <table:table-cell office:value-type="float" office:value="0.0138625394498988" calcext:value-type="float">
            <text:p>0.0138625394498988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3" calcext:value-type="float">
            <text:p>0.3</text:p>
          </table:table-cell>
          <table:table-cell office:value-type="float" office:value="8.22" calcext:value-type="float">
            <text:p>8.22</text:p>
          </table:table-cell>
          <table:table-cell office:value-type="float" office:value="0.0102961157724649" calcext:value-type="float">
            <text:p>0.0102961157724649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25" calcext:value-type="float">
            <text:p>0.25</text:p>
          </table:table-cell>
          <table:table-cell office:value-type="float" office:value="7.86" calcext:value-type="float">
            <text:p>7.86</text:p>
          </table:table-cell>
          <table:table-cell office:value-type="float" office:value="0.00901443287178955" calcext:value-type="float">
            <text:p>0.00901443287178955</text:p>
          </table:table-cell>
          <table:table-cell office:value-type="float" office:value="0.11" calcext:value-type="float">
            <text:p>0.1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6.66" calcext:value-type="float">
            <text:p>6.66</text:p>
          </table:table-cell>
          <table:table-cell office:value-type="float" office:value="0.0078108898340714" calcext:value-type="float">
            <text:p>0.0078108898340714</text:p>
          </table:table-cell>
          <table:table-cell office:value-type="float" office:value="0.1" calcext:value-type="float">
            <text:p>0.1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3.95" calcext:value-type="float">
            <text:p>3.95</text:p>
          </table:table-cell>
          <table:table-cell office:value-type="float" office:value="0.00672755527662166" calcext:value-type="float">
            <text:p>0.00672755527662166</text:p>
          </table:table-cell>
          <table:table-cell office:value-type="float" office:value="0.07" calcext:value-type="float">
            <text:p>0.07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12" calcext:value-type="float">
            <text:p>0.12</text:p>
          </table:table-cell>
          <table:table-cell office:value-type="float" office:value="2.62" calcext:value-type="float">
            <text:p>2.62</text:p>
          </table:table-cell>
          <table:table-cell office:value-type="float" office:value="0.0041194659848092" calcext:value-type="float">
            <text:p>0.0041194659848092</text:p>
          </table:table-cell>
          <table:table-cell office:value-type="float" office:value="0.06" calcext:value-type="float">
            <text:p>0.06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1" calcext:value-type="float">
            <text:p>0.1</text:p>
          </table:table-cell>
          <table:table-cell office:value-type="float" office:value="1.52" calcext:value-type="float">
            <text:p>1.52</text:p>
          </table:table-cell>
          <table:table-cell office:value-type="float" office:value="0.00360693775937429" calcext:value-type="float">
            <text:p>0.00360693775937429</text:p>
          </table:table-cell>
          <table:table-cell office:value-type="float" office:value="0.05" calcext:value-type="float">
            <text:p>0.05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08" calcext:value-type="float">
            <text:p>0.08</text:p>
          </table:table-cell>
          <table:table-cell office:value-type="float" office:value="0.8" calcext:value-type="float">
            <text:p>0.8</text:p>
          </table:table-cell>
          <table:table-cell office:value-type="float" office:value="0.00312569992161756" calcext:value-type="float">
            <text:p>0.00312569992161756</text:p>
          </table:table-cell>
          <table:table-cell office:value-type="float" office:value="0.04" calcext:value-type="float">
            <text:p>0.04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06" calcext:value-type="float">
            <text:p>0.06</text:p>
          </table:table-cell>
          <table:table-cell office:value-type="float" office:value="0.41" calcext:value-type="float">
            <text:p>0.41</text:p>
          </table:table-cell>
          <table:table-cell office:value-type="float" office:value="0.00206155281280883" calcext:value-type="float">
            <text:p>0.00206155281280883</text:p>
          </table:table-cell>
          <table:table-cell office:value-type="float" office:value="0.03" calcext:value-type="float">
            <text:p>0.03</text:p>
          </table:table-cell>
          <table:table-cell table:number-columns-repeated="16378"/>
        </table:table-row>
        <table:table-row table:style-name="ro1">
          <table:table-cell table:number-columns-repeated="2"/>
          <table:table-cell office:value-type="float" office:value="0.05" calcext:value-type="float">
            <text:p>0.05</text:p>
          </table:table-cell>
          <table:table-cell office:value-type="float" office:value="0.25" calcext:value-type="float">
            <text:p>0.25</text:p>
          </table:table-cell>
          <table:table-cell office:value-type="float" office:value="0.00180554700852678" calcext:value-type="float">
            <text:p>0.00180554700852678</text:p>
          </table:table-cell>
          <table:table-cell office:value-type="float" office:value="0.03" calcext:value-type="float">
            <text:p>0.03</text:p>
          </table:table-cell>
          <table:table-cell table:number-columns-repeated="16378"/>
        </table:table-row>
        <table:table-row table:style-name="ro1" table:number-rows-repeated="104849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8">
      <number:number number:decimal-places="3" number:min-decimal-places="3" number:min-integer-digits="1" number:grouping="true"/>
    </number:number-style>
    <number:number-style style:name="N169">
      <number:number number:decimal-places="4" number:min-decimal-places="4" number:min-integer-digits="1" number:grouping="true"/>
    </number:number-style>
    <number:number-style style:name="N170">
      <number:number number:decimal-places="5" number:min-decimal-places="5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2pt" style:font-size-asian="12pt" style:font-size-complex="12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Tema di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23">00/00/0000</text:date>, <text:time style:data-style-name="N2" text:time-value="09:25:14.79855582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_5f_B_20__3d__20_50_20_uA" style:display-name="PageStyle_I_B = 50 u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_5f_B_20__3d__20_100_20_uA" style:display-name="PageStyle_I_B = 100 u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Francesco Caprara</meta:initial-creator>
    <meta:creation-date>2025-12-11T13:20:26</meta:creation-date>
    <dc:date>2025-12-23T09:35:20.218860112</dc:date>
    <meta:generator>LibreOffice/24.2.7.2$Linux_X86_64 LibreOffice_project/420$Build-2</meta:generator>
    <meta:editing-duration>PT1H9M5S</meta:editing-duration>
    <meta:editing-cycles>5</meta:editing-cycles>
    <meta:document-statistic meta:table-count="4" meta:cell-count="1025" meta:object-count="7"/>
    <meta:user-defined meta:name="AppVersion">16.0300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439cm" svg:height="7.497cm" xlink:href=".." xlink:type="simple" chart:class="chart:scatter" chart:style-name="ch1">
        <chart:title svg:x="5.926cm" svg:y="0.284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F5:'I_B = 100 uA OLD'.G51" svg:x="0.288cm" svg:y="1.418cm" svg:width="13.863cm" svg:height="5.93cm">
          <chart:coordinate-region svg:x="0.998cm" svg:y="1.644cm" svg:width="12.94cm" svg:height="5.15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G5:'I_B = 100 uA OLD'.G51" chart:class="chart:scatter">
            <chart:domain table:cell-range-address="'I_B = 100 uA OLD'.F5:'I_B = 100 uA OLD'.F51"/>
            <chart:data-point chart:repeated="4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F5:'I_B = 100 uA OLD'.F51</svg:desc>
                </draw:g>
              </table:table-cell>
              <table:table-cell office:value-type="float" office:value="18.6">
                <text:p>18.6</text:p>
                <draw:g>
                  <svg:desc>'I_B = 100 uA OLD'.G5:'I_B = 100 uA OLD'.G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19">
                <text:p>19.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31">
                <text:p>19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41">
                <text:p>19.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04">
                <text:p>19.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67">
                <text:p>18.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">
                <text:p>1.6</text:p>
              </table:table-cell>
              <table:table-cell office:value-type="float" office:value="18.34">
                <text:p>18.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17.73">
                <text:p>17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7.67">
                <text:p>17.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195cm" svg:height="7.497cm" xlink:href=".." xlink:type="simple" chart:class="chart:scatter" chart:style-name="ch1">
        <chart:title svg:x="5.804cm" svg:y="0.284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K5:'I_B = 100 uA OLD'.K29 'I_B = 100 uA OLD'.L20:'I_B = 100 uA OLD'.L29" svg:x="0.283cm" svg:y="1.418cm" svg:width="13.629cm" svg:height="5.93cm">
          <chart:coordinate-region svg:x="0.728cm" svg:y="1.644cm" svg:width="12.971cm" svg:height="5.154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L20:'I_B = 100 uA OLD'.L29" chart:class="chart:scatter">
            <chart:domain table:cell-range-address="'I_B = 100 uA OLD'.K5:'I_B = 100 uA OLD'.K29"/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K5:'I_B = 100 uA OLD'.K29</svg:desc>
                </draw:g>
              </table:table-cell>
              <table:table-cell office:value-type="float" office:value="16.97">
                <text:p>16.97</text:p>
                <draw:g>
                  <svg:desc>'I_B = 100 uA OLD'.L20:'I_B = 100 uA OLD'.L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/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92">
                <text:p>0.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84">
                <text:p>0.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76">
                <text:p>0.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8">
                <text:p>0.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6">
                <text:p>0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164cm" svg:height="7.161cm" xlink:href=".." xlink:type="simple" chart:class="chart:scatter" chart:style-name="ch1">
        <chart:title svg:x="5.789cm" svg:y="0.278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K5:'I_B = 100 uA OLD'.L31" svg:x="0.283cm" svg:y="1.406cm" svg:width="13.598cm" svg:height="5.612cm">
          <chart:coordinate-region svg:x="0.728cm" svg:y="1.632cm" svg:width="12.94cm" svg:height="4.836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L5:'I_B = 100 uA OLD'.L31" chart:class="chart:scatter">
            <chart:domain table:cell-range-address="'I_B = 100 uA OLD'.K5:'I_B = 100 uA OLD'.K31"/>
            <chart:data-point chart:repeated="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K5:'I_B = 100 uA OLD'.K31</svg:desc>
                </draw:g>
              </table:table-cell>
              <table:table-cell office:value-type="float" office:value="20.38">
                <text:p>20.38</text:p>
                <draw:g>
                  <svg:desc>'I_B = 100 uA OLD'.L5:'I_B = 100 uA OLD'.L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97">
                <text:p>19.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45">
                <text:p>19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8.66">
                <text:p>18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8.05">
                <text:p>18.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89">
                <text:p>17.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17.51">
                <text:p>17.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17.36">
                <text:p>17.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17.22">
                <text:p>17.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6.97">
                <text:p>16.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17.01">
                <text:p>17.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6.91">
                <text:p>16.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16.72">
                <text:p>16.7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5.73">
                <text:p>15.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5.3">
                <text:p>15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14.96">
                <text:p>14.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4.4">
                <text:p>1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4.43">
                <text:p>14.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3.36">
                <text:p>13.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1.02">
                <text:p>11.0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6.73">
                <text:p>6.7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164cm" svg:height="7.505cm" xlink:href=".." xlink:type="simple" chart:class="chart:scatter" chart:style-name="ch1">
        <chart:title svg:x="5.789cm" svg:y="0.285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100 uA OLD'.T5:'I_B = 100 uA OLD'.U36" svg:x="0.283cm" svg:y="1.42cm" svg:width="13.598cm" svg:height="5.935cm">
          <chart:coordinate-region svg:x="0.728cm" svg:y="1.646cm" svg:width="12.94cm" svg:height="5.159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100 uA OLD'.U5:'I_B = 100 uA OLD'.U36" chart:class="chart:scatter">
            <chart:domain table:cell-range-address="'I_B = 100 uA OLD'.T5:'I_B = 100 uA OLD'.T36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T</text:p>
              </table:table-cell>
              <table:table-cell office:value-type="string">
                <text:p>Column 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OLD'.T5:'I_B = 100 uA OLD'.T36</svg:desc>
                </draw:g>
              </table:table-cell>
              <table:table-cell office:value-type="float" office:value="20.1">
                <text:p>20.1</text:p>
                <draw:g>
                  <svg:desc>'I_B = 100 uA OLD'.U5:'I_B = 100 uA OLD'.U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3.979cm" svg:height="7.637cm" xlink:href=".." xlink:type="simple" chart:class="chart:scatter" chart:style-name="ch1">
        <chart:title svg:x="5.696cm" svg:y="0.287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50 uA OLD'.C7:'I_B = 50 uA OLD'.D38" svg:x="0.279cm" svg:y="1.424cm" svg:width="13.421cm" svg:height="6.061cm">
          <chart:coordinate-region svg:x="0.989cm" svg:y="1.65cm" svg:width="12.498cm" svg:height="5.285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50 uA OLD'.D7:'I_B = 50 uA OLD'.D38" chart:class="chart:scatter">
            <chart:domain table:cell-range-address="'I_B = 50 uA OLD'.C7:'I_B = 50 uA OLD'.C38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50 uA OLD'.C7:'I_B = 50 uA OLD'.C38</svg:desc>
                </draw:g>
              </table:table-cell>
              <table:table-cell office:value-type="float" office:value="9.93">
                <text:p>9.93</text:p>
                <draw:g>
                  <svg:desc>'I_B = 50 uA OLD'.D7:'I_B = 50 uA OLD'.D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9.82">
                <text:p>9.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9.71">
                <text:p>9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9.62">
                <text:p>9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9.47">
                <text:p>9.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9.12">
                <text:p>9.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.88">
                <text:p>8.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8.82">
                <text:p>8.8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8.78">
                <text:p>8.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8.73">
                <text:p>8.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8.66">
                <text:p>8.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8.57">
                <text:p>8.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6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style:font-size-asian="14pt" style:font-size-complex="14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'Aptos Narrow'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06cm" svg:stroke-color="#156082" svg:stroke-linecap="round" draw:fill-color="#156082" fo:wrap-option="wrap"/>
      <style:text-properties fo:color="#000000" style:text-position="0% 100%" fo:font-family="'Aptos Narrow'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4.234cm" svg:height="7.637cm" xlink:href=".." xlink:type="simple" chart:class="chart:scatter" chart:style-name="ch1">
        <chart:title svg:x="5.824cm" svg:y="0.287cm" chart:style-name="ch2">
          <text:p>Chart Title</text:p>
        </chart:title>
        <chart:subtitle svg:x="0cm" svg:y="0cm" chart:style-name="ch3">
          <text:p/>
        </chart:subtitle>
        <chart:plot-area chart:style-name="ch4" table:cell-range-address="'I_B = 50 uA OLD'.G7:'I_B = 50 uA OLD'.H38" svg:x="0.284cm" svg:y="1.424cm" svg:width="13.666cm" svg:height="6.061cm">
          <chart:coordinate-region svg:x="0.728cm" svg:y="1.65cm" svg:width="13.008cm" svg:height="5.285cm"/>
          <chart:axis chart:dimension="x" chart:name="primary-x" chart:style-name="ch5"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I_B = 50 uA OLD'.H7:'I_B = 50 uA OLD'.H38" chart:class="chart:scatter">
            <chart:domain table:cell-range-address="'I_B = 50 uA OLD'.G7:'I_B = 50 uA OLD'.G38"/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50 uA OLD'.G7:'I_B = 50 uA OLD'.G38</svg:desc>
                </draw:g>
              </table:table-cell>
              <table:table-cell office:value-type="float" office:value="9.78">
                <text:p>9.78</text:p>
                <draw:g>
                  <svg:desc>'I_B = 50 uA OLD'.H7:'I_B = 50 uA OLD'.H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9.58">
                <text:p>9.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8.98">
                <text:p>8.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8.77">
                <text:p>8.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8.72">
                <text:p>8.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8.68">
                <text:p>8.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8.55">
                <text:p>8.5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8.51">
                <text:p>8.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8.49">
                <text:p>8.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8.46">
                <text:p>8.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8.42">
                <text:p>8.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8.38">
                <text:p>8.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8.33">
                <text:p>8.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8.24">
                <text:p>8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8.22">
                <text:p>8.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6.66">
                <text:p>6.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1.52">
                <text:p>1.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0.25">
                <text:p>0.2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6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subtitle svg:x="0cm" svg:y="0cm" chart:style-name="ch2">
          <text:p/>
        </chart:subtitle>
        <chart:legend chart:legend-position="end" svg:x="13.737cm" svg:y="4.201cm" style:legend-expansion="high" chart:style-name="ch3"/>
        <chart:plot-area chart:style-name="ch4" table:cell-range-address="'I_B = 100 uA ANALISI'.D10:'I_B = 100 uA ANALISI'.E41" svg:x="0.32cm" svg:y="0.259cm" svg:width="13.096cm" svg:height="8.639cm">
          <chart:coordinate-region svg:x="1.418cm" svg:y="0.458cm" svg:width="11.666cm" svg:height="7.793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_B = 100 uA ANALISI'.E10:'I_B = 100 uA ANALISI'.E41" chart:class="chart:scatter">
            <chart:domain table:cell-range-address="'I_B = 100 uA ANALISI'.D10:'I_B = 100 uA ANALISI'.D41"/>
            <chart:data-point chart:repeated="3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I_B = 100 uA ANALISI'.D10:'I_B = 100 uA ANALISI'.D41</svg:desc>
                </draw:g>
              </table:table-cell>
              <table:table-cell office:value-type="float" office:value="20.1">
                <text:p>20.1</text:p>
                <draw:g>
                  <svg:desc>'I_B = 100 uA ANALISI'.E10:'I_B = 100 uA ANALISI'.E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">
                <text:p>3.6</text:p>
              </table:table-cell>
              <table:table-cell office:value-type="float" office:value="19.8">
                <text:p>1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19.54">
                <text:p>19.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8">
                <text:p>2.8</text:p>
              </table:table-cell>
              <table:table-cell office:value-type="float" office:value="19.17">
                <text:p>19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4">
                <text:p>2.4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8.81">
                <text:p>18.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">
                <text:p>1.8</text:p>
              </table:table-cell>
              <table:table-cell office:value-type="float" office:value="18.58">
                <text:p>18.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">
                <text:p>1.4</text:p>
              </table:table-cell>
              <table:table-cell office:value-type="float" office:value="18.19">
                <text:p>18.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">
                <text:p>1.2</text:p>
              </table:table-cell>
              <table:table-cell office:value-type="float" office:value="18.06">
                <text:p>18.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7.81">
                <text:p>17.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2">
                <text:p>0.92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4">
                <text:p>0.84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">
                <text:p>0.76</text:p>
              </table:table-cell>
              <table:table-cell office:value-type="float" office:value="17.38">
                <text:p>17.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8">
                <text:p>0.68</text:p>
              </table:table-cell>
              <table:table-cell office:value-type="float" office:value="17.25">
                <text:p>17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">
                <text:p>0.6</text:p>
              </table:table-cell>
              <table:table-cell office:value-type="float" office:value="17.14">
                <text:p>17.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6">
                <text:p>0.5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2">
                <text:p>0.52</text:p>
              </table:table-cell>
              <table:table-cell office:value-type="float" office:value="16.86">
                <text:p>16.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8">
                <text:p>0.48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4">
                <text:p>0.44</text:p>
              </table:table-cell>
              <table:table-cell office:value-type="float" office:value="16.45">
                <text:p>16.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16.19">
                <text:p>16.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6">
                <text:p>0.36</text:p>
              </table:table-cell>
              <table:table-cell office:value-type="float" office:value="15.83">
                <text:p>15.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32">
                <text:p>0.32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">
                <text:p>0.3</text:p>
              </table:table-cell>
              <table:table-cell office:value-type="float" office:value="15.13">
                <text:p>15.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">
                <text:p>0.2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">
                <text:p>0.2</text:p>
              </table:table-cell>
              <table:table-cell office:value-type="float" office:value="11.56">
                <text:p>11.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5">
                <text:p>0.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">
                <text:p>0.12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8">
                <text:p>0.08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">
                <text:p>0.06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">
                <text:p>0.05</text:p>
              </table:table-cell>
              <table:table-cell office:value-type="float" office:value="0.54">
                <text:p>0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7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